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1.588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" style:family="table-cell" style:parent-style-name="Default">
      <style:text-properties fo:color="#ff0000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ALGORYTM WYZNACZAJĄCY MAKSIMUM DLA CIĄGU LICZBOWEGO</text:p>
          </table:table-cell>
          <table:table-cell table:number-columns-repeated="6"/>
          <table:table-cell table:style-name="ce10" office:value-type="string">
            <text:p>kolorem niebieskim oznaczone są komórki, do których należy wprowadzić odpowiednie wartości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iąg liczb całkowitych</text:p>
          </table:table-cell>
          <table:table-cell table:style-name="ce2" office:value-type="string">
            <text:p>Szukanie maksimum w ciągu</text:p>
          </table:table-cell>
          <table:table-cell table:style-name="ce6" office:value-type="string">
            <text:p>Wynik</text:p>
          </table:table-cell>
          <table:table-cell table:number-columns-repeated="4"/>
          <table:table-cell table:style-name="ce11" office:value-type="string">
            <text:p>kolorem czerwonym wyróżniono wyniki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formula="of:=[.A3]" office:value-type="float" office:value="2">
            <text:p>2</text:p>
          </table:table-cell>
          <table:table-cell table:style-name="ce7" table:formula="of:=IF([.A3]=&quot;&quot;;[.B3];&quot;&quot;)"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3">
            <text:p>3</text:p>
          </table:table-cell>
          <table:table-cell table:formula="of:=IF([.A3]&lt;&gt;&quot;&quot;;IF([.A4]&gt;[.B3];[.A4];[.B3]);&quot;&quot;)" office:value-type="float" office:value="3">
            <text:p>3</text:p>
          </table:table-cell>
          <table:table-cell table:style-name="ce7" table:formula="of:=IF([.A4]=&quot;&quot;;[.B4];&quot;&quot;)">
            <text:p/>
          </table:table-cell>
          <table:table-cell table:number-columns-repeated="1021"/>
        </table:table-row>
        <table:table-row table:style-name="ro4">
          <table:table-cell table:style-name="ce3" office:value-type="float" office:value="5">
            <text:p>5</text:p>
          </table:table-cell>
          <table:table-cell table:formula="of:=IF([.A4]&lt;&gt;&quot;&quot;;IF([.A5]&gt;[.B4];[.A5];[.B4]);&quot;&quot;)" office:value-type="float" office:value="5">
            <text:p>5</text:p>
          </table:table-cell>
          <table:table-cell table:style-name="ce7" table:formula="of:=IF([.A5]=&quot;&quot;;[.B5];&quot;&quot;)">
            <text:p/>
          </table:table-cell>
          <table:table-cell table:number-columns-repeated="1021"/>
        </table:table-row>
        <table:table-row table:style-name="ro4">
          <table:table-cell table:style-name="ce3" office:value-type="float" office:value="4">
            <text:p>4</text:p>
          </table:table-cell>
          <table:table-cell table:formula="of:=IF([.A5]&lt;&gt;&quot;&quot;;IF([.A6]&gt;[.B5];[.A6];[.B5]);&quot;&quot;)" office:value-type="float" office:value="5">
            <text:p>5</text:p>
          </table:table-cell>
          <table:table-cell table:style-name="ce7" table:formula="of:=IF([.A6]=&quot;&quot;;[.B6];&quot;&quot;)">
            <text:p/>
          </table:table-cell>
          <table:table-cell table:style-name="ce8"/>
          <table:table-cell table:number-columns-repeated="1020"/>
        </table:table-row>
        <table:table-row table:style-name="ro5">
          <table:table-cell table:style-name="ce3" office:value-type="float" office:value="12">
            <text:p>12</text:p>
          </table:table-cell>
          <table:table-cell table:formula="of:=IF([.A6]&lt;&gt;&quot;&quot;;IF([.A7]&gt;[.B6];[.A7];[.B6]);&quot;&quot;)" office:value-type="float" office:value="12">
            <text:p>12</text:p>
          </table:table-cell>
          <table:table-cell table:style-name="ce7" table:formula="of:=IF([.A7]=&quot;&quot;;[.B7];&quot;&quot;)">
            <text:p/>
          </table:table-cell>
          <table:table-cell/>
          <table:table-cell table:style-name="ce9"/>
          <table:table-cell table:number-columns-repeated="1019"/>
        </table:table-row>
        <table:table-row table:style-name="ro5">
          <table:table-cell table:style-name="ce3" office:value-type="float" office:value="76">
            <text:p>76</text:p>
          </table:table-cell>
          <table:table-cell table:formula="of:=IF([.A7]&lt;&gt;&quot;&quot;;IF([.A8]&gt;[.B7];[.A8];[.B7]);&quot;&quot;)" office:value-type="float" office:value="76">
            <text:p>76</text:p>
          </table:table-cell>
          <table:table-cell table:style-name="ce7" table:formula="of:=IF([.A8]=&quot;&quot;;[.B8];&quot;&quot;)">
            <text:p/>
          </table:table-cell>
          <table:table-cell table:number-columns-repeated="1021"/>
        </table:table-row>
        <table:table-row table:style-name="ro5">
          <table:table-cell table:style-name="ce3" office:value-type="float" office:value="4">
            <text:p>4</text:p>
          </table:table-cell>
          <table:table-cell table:formula="of:=IF([.A8]&lt;&gt;&quot;&quot;;IF([.A9]&gt;[.B8];[.A9];[.B8]);&quot;&quot;)" office:value-type="float" office:value="76">
            <text:p>76</text:p>
          </table:table-cell>
          <table:table-cell table:style-name="ce7" table:formula="of:=IF([.A9]=&quot;&quot;;[.B9];&quot;&quot;)">
            <text:p/>
          </table:table-cell>
          <table:table-cell table:number-columns-repeated="1021"/>
        </table:table-row>
        <table:table-row table:style-name="ro5">
          <table:table-cell table:style-name="ce3" office:value-type="float" office:value="3">
            <text:p>3</text:p>
          </table:table-cell>
          <table:table-cell table:formula="of:=IF([.A9]&lt;&gt;&quot;&quot;;IF([.A10]&gt;[.B9];[.A10];[.B9]);&quot;&quot;)" office:value-type="float" office:value="76">
            <text:p>76</text:p>
          </table:table-cell>
          <table:table-cell table:style-name="ce7" table:formula="of:=IF([.A10]=&quot;&quot;;[.B10];&quot;&quot;)">
            <text:p/>
          </table:table-cell>
          <table:table-cell table:number-columns-repeated="1021"/>
        </table:table-row>
        <table:table-row table:style-name="ro5">
          <table:table-cell table:style-name="ce3" office:value-type="float" office:value="0">
            <text:p>0</text:p>
          </table:table-cell>
          <table:table-cell table:formula="of:=IF([.A10]&lt;&gt;&quot;&quot;;IF([.A11]&gt;[.B10];[.A11];[.B10]);&quot;&quot;)" office:value-type="float" office:value="76">
            <text:p>76</text:p>
          </table:table-cell>
          <table:table-cell table:style-name="ce7" table:formula="of:=IF([.A11]=&quot;&quot;;[.B11];&quot;&quot;)">
            <text:p/>
          </table:table-cell>
          <table:table-cell table:number-columns-repeated="1021"/>
        </table:table-row>
        <table:table-row table:style-name="ro5">
          <table:table-cell table:style-name="ce3" office:value-type="float" office:value="23">
            <text:p>23</text:p>
          </table:table-cell>
          <table:table-cell table:formula="of:=IF([.A11]&lt;&gt;&quot;&quot;;IF([.A12]&gt;[.B11];[.A12];[.B11]);&quot;&quot;)" office:value-type="float" office:value="76">
            <text:p>76</text:p>
          </table:table-cell>
          <table:table-cell table:style-name="ce7" table:formula="of:=IF([.A12]=&quot;&quot;;[.B12];&quot;&quot;)">
            <text:p/>
          </table:table-cell>
          <table:table-cell table:number-columns-repeated="1021"/>
        </table:table-row>
        <table:table-row table:style-name="ro5">
          <table:table-cell table:style-name="ce3" office:value-type="float" office:value="-5">
            <text:p>-5</text:p>
          </table:table-cell>
          <table:table-cell table:formula="of:=IF([.A12]&lt;&gt;&quot;&quot;;IF([.A13]&gt;[.B12];[.A13];[.B12]);&quot;&quot;)" office:value-type="float" office:value="76">
            <text:p>76</text:p>
          </table:table-cell>
          <table:table-cell table:style-name="ce7" table:formula="of:=IF([.A13]=&quot;&quot;;[.B13];&quot;&quot;)">
            <text:p/>
          </table:table-cell>
          <table:table-cell table:number-columns-repeated="1021"/>
        </table:table-row>
        <table:table-row table:style-name="ro5">
          <table:table-cell table:style-name="ce3" office:value-type="float" office:value="-8">
            <text:p>-8</text:p>
          </table:table-cell>
          <table:table-cell table:formula="of:=IF([.A13]&lt;&gt;&quot;&quot;;IF([.A14]&gt;[.B13];[.A14];[.B13]);&quot;&quot;)" office:value-type="float" office:value="76">
            <text:p>76</text:p>
          </table:table-cell>
          <table:table-cell table:style-name="ce7" table:formula="of:=IF([.A14]=&quot;&quot;;[.B14];&quot;&quot;)">
            <text:p/>
          </table:table-cell>
          <table:table-cell table:number-columns-repeated="1021"/>
        </table:table-row>
        <table:table-row table:style-name="ro5">
          <table:table-cell table:style-name="ce3" office:value-type="float" office:value="0">
            <text:p>0</text:p>
          </table:table-cell>
          <table:table-cell table:formula="of:=IF([.A14]&lt;&gt;&quot;&quot;;IF([.A15]&gt;[.B14];[.A15];[.B14]);&quot;&quot;)" office:value-type="float" office:value="76">
            <text:p>76</text:p>
          </table:table-cell>
          <table:table-cell table:style-name="ce7" table:formula="of:=IF([.A15]=&quot;&quot;;[.B15];&quot;&quot;)">
            <text:p/>
          </table:table-cell>
          <table:table-cell table:number-columns-repeated="1021"/>
        </table:table-row>
        <table:table-row table:style-name="ro5">
          <table:table-cell table:style-name="ce3" office:value-type="float" office:value="129">
            <text:p>129</text:p>
          </table:table-cell>
          <table:table-cell table:formula="of:=IF([.A15]&lt;&gt;&quot;&quot;;IF([.A16]&gt;[.B15];[.A16];[.B15]);&quot;&quot;)" office:value-type="float" office:value="129">
            <text:p>129</text:p>
          </table:table-cell>
          <table:table-cell table:style-name="ce7" table:formula="of:=IF([.A16]=&quot;&quot;;[.B16];&quot;&quot;)">
            <text:p/>
          </table:table-cell>
          <table:table-cell table:number-columns-repeated="1021"/>
        </table:table-row>
        <table:table-row table:style-name="ro5">
          <table:table-cell table:style-name="ce3" office:value-type="float" office:value="5">
            <text:p>5</text:p>
          </table:table-cell>
          <table:table-cell table:formula="of:=IF([.A16]&lt;&gt;&quot;&quot;;IF([.A17]&gt;[.B16];[.A17];[.B16]);&quot;&quot;)" office:value-type="float" office:value="129">
            <text:p>129</text:p>
          </table:table-cell>
          <table:table-cell table:style-name="ce7" table:formula="of:=IF([.A17]=&quot;&quot;;[.B17];&quot;&quot;)">
            <text:p/>
          </table:table-cell>
          <table:table-cell table:number-columns-repeated="1021"/>
        </table:table-row>
        <table:table-row table:style-name="ro5">
          <table:table-cell table:style-name="ce3" office:value-type="float" office:value="-78">
            <text:p>-78</text:p>
          </table:table-cell>
          <table:table-cell table:formula="of:=IF([.A17]&lt;&gt;&quot;&quot;;IF([.A18]&gt;[.B17];[.A18];[.B17]);&quot;&quot;)" office:value-type="float" office:value="129">
            <text:p>129</text:p>
          </table:table-cell>
          <table:table-cell table:style-name="ce7" table:formula="of:=IF([.A18]=&quot;&quot;;[.B18];&quot;&quot;)">
            <text:p/>
          </table:table-cell>
          <table:table-cell table:number-columns-repeated="1021"/>
        </table:table-row>
        <table:table-row table:style-name="ro5">
          <table:table-cell table:style-name="ce3" office:value-type="float" office:value="2">
            <text:p>2</text:p>
          </table:table-cell>
          <table:table-cell table:formula="of:=IF([.A18]&lt;&gt;&quot;&quot;;IF([.A19]&gt;[.B18];[.A19];[.B18]);&quot;&quot;)" office:value-type="float" office:value="129">
            <text:p>129</text:p>
          </table:table-cell>
          <table:table-cell table:style-name="ce7" table:formula="of:=IF([.A19]=&quot;&quot;;[.B19];&quot;&quot;)">
            <text:p/>
          </table:table-cell>
          <table:table-cell table:number-columns-repeated="1021"/>
        </table:table-row>
        <table:table-row table:style-name="ro5">
          <table:table-cell table:style-name="ce3" office:value-type="float" office:value="3">
            <text:p>3</text:p>
          </table:table-cell>
          <table:table-cell table:formula="of:=IF([.A19]&lt;&gt;&quot;&quot;;IF([.A20]&gt;[.B19];[.A20];[.B19]);&quot;&quot;)" office:value-type="float" office:value="129">
            <text:p>129</text:p>
          </table:table-cell>
          <table:table-cell table:style-name="ce7" table:formula="of:=IF([.A20]=&quot;&quot;;[.B2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0]&lt;&gt;&quot;&quot;;IF([.A21]&gt;[.B20];[.A21];[.B20]);&quot;&quot;)" office:value-type="float" office:value="129">
            <text:p>129</text:p>
          </table:table-cell>
          <table:table-cell table:style-name="ce7" table:formula="of:=IF([.A21]=&quot;&quot;;[.B21];&quot;&quot;)" office:value-type="float" office:value="129">
            <text:p>129</text:p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1]&lt;&gt;&quot;&quot;;IF([.A22]&gt;[.B21];[.A22];[.B21]);&quot;&quot;)">
            <text:p/>
          </table:table-cell>
          <table:table-cell table:style-name="ce7" table:formula="of:=IF([.A22]=&quot;&quot;;[.B2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2]&lt;&gt;&quot;&quot;;IF([.A23]&gt;[.B22];[.A23];[.B22]);&quot;&quot;)">
            <text:p/>
          </table:table-cell>
          <table:table-cell table:style-name="ce7" table:formula="of:=IF([.A23]=&quot;&quot;;[.B2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3]&lt;&gt;&quot;&quot;;IF([.A24]&gt;[.B23];[.A24];[.B23]);&quot;&quot;)">
            <text:p/>
          </table:table-cell>
          <table:table-cell table:style-name="ce7" table:formula="of:=IF([.A24]=&quot;&quot;;[.B2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4]&lt;&gt;&quot;&quot;;IF([.A25]&gt;[.B24];[.A25];[.B24]);&quot;&quot;)">
            <text:p/>
          </table:table-cell>
          <table:table-cell table:style-name="ce7" table:formula="of:=IF([.A25]=&quot;&quot;;[.B2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5]&lt;&gt;&quot;&quot;;IF([.A26]&gt;[.B25];[.A26];[.B25]);&quot;&quot;)">
            <text:p/>
          </table:table-cell>
          <table:table-cell table:style-name="ce7" table:formula="of:=IF([.A26]=&quot;&quot;;[.B2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6]&lt;&gt;&quot;&quot;;IF([.A27]&gt;[.B26];[.A27];[.B26]);&quot;&quot;)">
            <text:p/>
          </table:table-cell>
          <table:table-cell table:style-name="ce7" table:formula="of:=IF([.A27]=&quot;&quot;;[.B2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7]&lt;&gt;&quot;&quot;;IF([.A28]&gt;[.B27];[.A28];[.B27]);&quot;&quot;)">
            <text:p/>
          </table:table-cell>
          <table:table-cell table:style-name="ce7" table:formula="of:=IF([.A28]=&quot;&quot;;[.B2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8]&lt;&gt;&quot;&quot;;IF([.A29]&gt;[.B28];[.A29];[.B28]);&quot;&quot;)">
            <text:p/>
          </table:table-cell>
          <table:table-cell table:style-name="ce7" table:formula="of:=IF([.A29]=&quot;&quot;;[.B2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9]&lt;&gt;&quot;&quot;;IF([.A30]&gt;[.B29];[.A30];[.B29]);&quot;&quot;)">
            <text:p/>
          </table:table-cell>
          <table:table-cell table:style-name="ce7" table:formula="of:=IF([.A30]=&quot;&quot;;[.B3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0]&lt;&gt;&quot;&quot;;IF([.A31]&gt;[.B30];[.A31];[.B30]);&quot;&quot;)">
            <text:p/>
          </table:table-cell>
          <table:table-cell table:style-name="ce7" table:formula="of:=IF([.A31]=&quot;&quot;;[.B3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1]&lt;&gt;&quot;&quot;;IF([.A32]&gt;[.B31];[.A32];[.B31]);&quot;&quot;)">
            <text:p/>
          </table:table-cell>
          <table:table-cell table:style-name="ce7" table:formula="of:=IF([.A32]=&quot;&quot;;[.B3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2]&lt;&gt;&quot;&quot;;IF([.A33]&gt;[.B32];[.A33];[.B32]);&quot;&quot;)">
            <text:p/>
          </table:table-cell>
          <table:table-cell table:style-name="ce7" table:formula="of:=IF([.A33]=&quot;&quot;;[.B3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3]&lt;&gt;&quot;&quot;;IF([.A34]&gt;[.B33];[.A34];[.B33]);&quot;&quot;)">
            <text:p/>
          </table:table-cell>
          <table:table-cell table:style-name="ce7" table:formula="of:=IF([.A34]=&quot;&quot;;[.B3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4]&lt;&gt;&quot;&quot;;IF([.A35]&gt;[.B34];[.A35];[.B34]);&quot;&quot;)">
            <text:p/>
          </table:table-cell>
          <table:table-cell table:style-name="ce7" table:formula="of:=IF([.A35]=&quot;&quot;;[.B3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5]&lt;&gt;&quot;&quot;;IF([.A36]&gt;[.B35];[.A36];[.B35]);&quot;&quot;)">
            <text:p/>
          </table:table-cell>
          <table:table-cell table:style-name="ce7" table:formula="of:=IF([.A36]=&quot;&quot;;[.B3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6]&lt;&gt;&quot;&quot;;IF([.A37]&gt;[.B36];[.A37];[.B36]);&quot;&quot;)">
            <text:p/>
          </table:table-cell>
          <table:table-cell table:style-name="ce7" table:formula="of:=IF([.A37]=&quot;&quot;;[.B3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7]&lt;&gt;&quot;&quot;;IF([.A38]&gt;[.B37];[.A38];[.B37]);&quot;&quot;)">
            <text:p/>
          </table:table-cell>
          <table:table-cell table:style-name="ce7" table:formula="of:=IF([.A38]=&quot;&quot;;[.B3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8]&lt;&gt;&quot;&quot;;IF([.A39]&gt;[.B38];[.A39];[.B38]);&quot;&quot;)">
            <text:p/>
          </table:table-cell>
          <table:table-cell table:style-name="ce7" table:formula="of:=IF([.A39]=&quot;&quot;;[.B3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9]&lt;&gt;&quot;&quot;;IF([.A40]&gt;[.B39];[.A40];[.B39]);&quot;&quot;)">
            <text:p/>
          </table:table-cell>
          <table:table-cell table:style-name="ce7" table:formula="of:=IF([.A40]=&quot;&quot;;[.B4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0]&lt;&gt;&quot;&quot;;IF([.A41]&gt;[.B40];[.A41];[.B40]);&quot;&quot;)">
            <text:p/>
          </table:table-cell>
          <table:table-cell table:style-name="ce7" table:formula="of:=IF([.A41]=&quot;&quot;;[.B4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1]&lt;&gt;&quot;&quot;;IF([.A42]&gt;[.B41];[.A42];[.B41]);&quot;&quot;)">
            <text:p/>
          </table:table-cell>
          <table:table-cell table:style-name="ce7" table:formula="of:=IF([.A42]=&quot;&quot;;[.B4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2]&lt;&gt;&quot;&quot;;IF([.A43]&gt;[.B42];[.A43];[.B42]);&quot;&quot;)">
            <text:p/>
          </table:table-cell>
          <table:table-cell table:style-name="ce7" table:formula="of:=IF([.A43]=&quot;&quot;;[.B4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3]&lt;&gt;&quot;&quot;;IF([.A44]&gt;[.B43];[.A44];[.B43]);&quot;&quot;)">
            <text:p/>
          </table:table-cell>
          <table:table-cell table:style-name="ce7" table:formula="of:=IF([.A44]=&quot;&quot;;[.B4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4]&lt;&gt;&quot;&quot;;IF([.A45]&gt;[.B44];[.A45];[.B44]);&quot;&quot;)">
            <text:p/>
          </table:table-cell>
          <table:table-cell table:style-name="ce7" table:formula="of:=IF([.A45]=&quot;&quot;;[.B4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5]&lt;&gt;&quot;&quot;;IF([.A46]&gt;[.B45];[.A46];[.B45]);&quot;&quot;)">
            <text:p/>
          </table:table-cell>
          <table:table-cell table:style-name="ce7" table:formula="of:=IF([.A46]=&quot;&quot;;[.B4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6]&lt;&gt;&quot;&quot;;IF([.A47]&gt;[.B46];[.A47];[.B46]);&quot;&quot;)">
            <text:p/>
          </table:table-cell>
          <table:table-cell table:style-name="ce7" table:formula="of:=IF([.A47]=&quot;&quot;;[.B4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7]&lt;&gt;&quot;&quot;;IF([.A48]&gt;[.B47];[.A48];[.B47]);&quot;&quot;)">
            <text:p/>
          </table:table-cell>
          <table:table-cell table:style-name="ce7" table:formula="of:=IF([.A48]=&quot;&quot;;[.B4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8]&lt;&gt;&quot;&quot;;IF([.A49]&gt;[.B48];[.A49];[.B48]);&quot;&quot;)">
            <text:p/>
          </table:table-cell>
          <table:table-cell table:style-name="ce7" table:formula="of:=IF([.A49]=&quot;&quot;;[.B4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9]&lt;&gt;&quot;&quot;;IF([.A50]&gt;[.B49];[.A50];[.B49]);&quot;&quot;)">
            <text:p/>
          </table:table-cell>
          <table:table-cell table:style-name="ce7" table:formula="of:=IF([.A50]=&quot;&quot;;[.B5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50]&lt;&gt;&quot;&quot;;IF([.A51]&gt;[.B50];[.A51];[.B50]);&quot;&quot;)">
            <text:p/>
          </table:table-cell>
          <table:table-cell table:style-name="ce7" table:formula="of:=IF([.A51]=&quot;&quot;;[.B5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51]&lt;&gt;&quot;&quot;;IF([.A52]&gt;[.B51];[.A52];[.B51]);&quot;&quot;)">
            <text:p/>
          </table:table-cell>
          <table:table-cell table:style-name="ce7" table:formula="of:=IF([.A52]=&quot;&quot;;[.B5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52]&lt;&gt;&quot;&quot;;IF([.A53]&gt;[.B52];[.A53];[.B52]);&quot;&quot;)">
            <text:p/>
          </table:table-cell>
          <table:table-cell table:style-name="ce7" table:formula="of:=IF([.A53]=&quot;&quot;;[.B5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53]&lt;&gt;&quot;&quot;;IF([.A54]&gt;[.B53];[.A54];[.B53]);&quot;&quot;)">
            <text:p/>
          </table:table-cell>
          <table:table-cell table:style-name="ce7" table:formula="of:=IF([.A54]=&quot;&quot;;[.B5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54]&lt;&gt;&quot;&quot;;IF([.A55]&gt;[.B54];[.A55];[.B54]);&quot;&quot;)">
            <text:p/>
          </table:table-cell>
          <table:table-cell table:style-name="ce7" table:formula="of:=IF([.A55]=&quot;&quot;;[.B5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55]&lt;&gt;&quot;&quot;;IF([.A56]&gt;[.B55];[.A56];[.B55]);&quot;&quot;)">
            <text:p/>
          </table:table-cell>
          <table:table-cell table:style-name="ce7" table:formula="of:=IF([.A56]=&quot;&quot;;[.B5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56]&lt;&gt;&quot;&quot;;IF([.A57]&gt;[.B56];[.A57];[.B56]);&quot;&quot;)">
            <text:p/>
          </table:table-cell>
          <table:table-cell table:style-name="ce7" table:formula="of:=IF([.A57]=&quot;&quot;;[.B5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57]&lt;&gt;&quot;&quot;;IF([.A58]&gt;[.B57];[.A58];[.B57]);&quot;&quot;)">
            <text:p/>
          </table:table-cell>
          <table:table-cell table:style-name="ce7" table:formula="of:=IF([.A58]=&quot;&quot;;[.B5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58]&lt;&gt;&quot;&quot;;IF([.A59]&gt;[.B58];[.A59];[.B58]);&quot;&quot;)">
            <text:p/>
          </table:table-cell>
          <table:table-cell table:style-name="ce7" table:formula="of:=IF([.A59]=&quot;&quot;;[.B5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59]&lt;&gt;&quot;&quot;;IF([.A60]&gt;[.B59];[.A60];[.B59]);&quot;&quot;)">
            <text:p/>
          </table:table-cell>
          <table:table-cell table:style-name="ce7" table:formula="of:=IF([.A60]=&quot;&quot;;[.B6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60]&lt;&gt;&quot;&quot;;IF([.A61]&gt;[.B60];[.A61];[.B60]);&quot;&quot;)">
            <text:p/>
          </table:table-cell>
          <table:table-cell table:style-name="ce7" table:formula="of:=IF([.A61]=&quot;&quot;;[.B6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61]&lt;&gt;&quot;&quot;;IF([.A62]&gt;[.B61];[.A62];[.B61]);&quot;&quot;)">
            <text:p/>
          </table:table-cell>
          <table:table-cell table:style-name="ce7" table:formula="of:=IF([.A62]=&quot;&quot;;[.B6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62]&lt;&gt;&quot;&quot;;IF([.A63]&gt;[.B62];[.A63];[.B62]);&quot;&quot;)">
            <text:p/>
          </table:table-cell>
          <table:table-cell table:style-name="ce7" table:formula="of:=IF([.A63]=&quot;&quot;;[.B6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63]&lt;&gt;&quot;&quot;;IF([.A64]&gt;[.B63];[.A64];[.B63]);&quot;&quot;)">
            <text:p/>
          </table:table-cell>
          <table:table-cell table:style-name="ce7" table:formula="of:=IF([.A64]=&quot;&quot;;[.B6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64]&lt;&gt;&quot;&quot;;IF([.A65]&gt;[.B64];[.A65];[.B64]);&quot;&quot;)">
            <text:p/>
          </table:table-cell>
          <table:table-cell table:style-name="ce7" table:formula="of:=IF([.A65]=&quot;&quot;;[.B6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65]&lt;&gt;&quot;&quot;;IF([.A66]&gt;[.B65];[.A66];[.B65]);&quot;&quot;)">
            <text:p/>
          </table:table-cell>
          <table:table-cell table:style-name="ce7" table:formula="of:=IF([.A66]=&quot;&quot;;[.B6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66]&lt;&gt;&quot;&quot;;IF([.A67]&gt;[.B66];[.A67];[.B66]);&quot;&quot;)">
            <text:p/>
          </table:table-cell>
          <table:table-cell table:style-name="ce7" table:formula="of:=IF([.A67]=&quot;&quot;;[.B6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67]&lt;&gt;&quot;&quot;;IF([.A68]&gt;[.B67];[.A68];[.B67]);&quot;&quot;)">
            <text:p/>
          </table:table-cell>
          <table:table-cell table:style-name="ce7" table:formula="of:=IF([.A68]=&quot;&quot;;[.B6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68]&lt;&gt;&quot;&quot;;IF([.A69]&gt;[.B68];[.A69];[.B68]);&quot;&quot;)">
            <text:p/>
          </table:table-cell>
          <table:table-cell table:style-name="ce7" table:formula="of:=IF([.A69]=&quot;&quot;;[.B6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69]&lt;&gt;&quot;&quot;;IF([.A70]&gt;[.B69];[.A70];[.B69]);&quot;&quot;)">
            <text:p/>
          </table:table-cell>
          <table:table-cell table:style-name="ce7" table:formula="of:=IF([.A70]=&quot;&quot;;[.B7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70]&lt;&gt;&quot;&quot;;IF([.A71]&gt;[.B70];[.A71];[.B70]);&quot;&quot;)">
            <text:p/>
          </table:table-cell>
          <table:table-cell table:style-name="ce7" table:formula="of:=IF([.A71]=&quot;&quot;;[.B7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71]&lt;&gt;&quot;&quot;;IF([.A72]&gt;[.B71];[.A72];[.B71]);&quot;&quot;)">
            <text:p/>
          </table:table-cell>
          <table:table-cell table:style-name="ce7" table:formula="of:=IF([.A72]=&quot;&quot;;[.B7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72]&lt;&gt;&quot;&quot;;IF([.A73]&gt;[.B72];[.A73];[.B72]);&quot;&quot;)">
            <text:p/>
          </table:table-cell>
          <table:table-cell table:style-name="ce7" table:formula="of:=IF([.A73]=&quot;&quot;;[.B7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73]&lt;&gt;&quot;&quot;;IF([.A74]&gt;[.B73];[.A74];[.B73]);&quot;&quot;)">
            <text:p/>
          </table:table-cell>
          <table:table-cell table:style-name="ce7" table:formula="of:=IF([.A74]=&quot;&quot;;[.B7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74]&lt;&gt;&quot;&quot;;IF([.A75]&gt;[.B74];[.A75];[.B74]);&quot;&quot;)">
            <text:p/>
          </table:table-cell>
          <table:table-cell table:style-name="ce7" table:formula="of:=IF([.A75]=&quot;&quot;;[.B7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75]&lt;&gt;&quot;&quot;;IF([.A76]&gt;[.B75];[.A76];[.B75]);&quot;&quot;)">
            <text:p/>
          </table:table-cell>
          <table:table-cell table:style-name="ce7" table:formula="of:=IF([.A76]=&quot;&quot;;[.B7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76]&lt;&gt;&quot;&quot;;IF([.A77]&gt;[.B76];[.A77];[.B76]);&quot;&quot;)">
            <text:p/>
          </table:table-cell>
          <table:table-cell table:style-name="ce7" table:formula="of:=IF([.A77]=&quot;&quot;;[.B7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77]&lt;&gt;&quot;&quot;;IF([.A78]&gt;[.B77];[.A78];[.B77]);&quot;&quot;)">
            <text:p/>
          </table:table-cell>
          <table:table-cell table:style-name="ce7" table:formula="of:=IF([.A78]=&quot;&quot;;[.B7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78]&lt;&gt;&quot;&quot;;IF([.A79]&gt;[.B78];[.A79];[.B78]);&quot;&quot;)">
            <text:p/>
          </table:table-cell>
          <table:table-cell table:style-name="ce7" table:formula="of:=IF([.A79]=&quot;&quot;;[.B7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79]&lt;&gt;&quot;&quot;;IF([.A80]&gt;[.B79];[.A80];[.B79]);&quot;&quot;)">
            <text:p/>
          </table:table-cell>
          <table:table-cell table:style-name="ce7" table:formula="of:=IF([.A80]=&quot;&quot;;[.B8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80]&lt;&gt;&quot;&quot;;IF([.A81]&gt;[.B80];[.A81];[.B80]);&quot;&quot;)">
            <text:p/>
          </table:table-cell>
          <table:table-cell table:style-name="ce7" table:formula="of:=IF([.A81]=&quot;&quot;;[.B8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81]&lt;&gt;&quot;&quot;;IF([.A82]&gt;[.B81];[.A82];[.B81]);&quot;&quot;)">
            <text:p/>
          </table:table-cell>
          <table:table-cell table:style-name="ce7" table:formula="of:=IF([.A82]=&quot;&quot;;[.B8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82]&lt;&gt;&quot;&quot;;IF([.A83]&gt;[.B82];[.A83];[.B82]);&quot;&quot;)">
            <text:p/>
          </table:table-cell>
          <table:table-cell table:style-name="ce7" table:formula="of:=IF([.A83]=&quot;&quot;;[.B8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83]&lt;&gt;&quot;&quot;;IF([.A84]&gt;[.B83];[.A84];[.B83]);&quot;&quot;)">
            <text:p/>
          </table:table-cell>
          <table:table-cell table:style-name="ce7" table:formula="of:=IF([.A84]=&quot;&quot;;[.B8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84]&lt;&gt;&quot;&quot;;IF([.A85]&gt;[.B84];[.A85];[.B84]);&quot;&quot;)">
            <text:p/>
          </table:table-cell>
          <table:table-cell table:style-name="ce7" table:formula="of:=IF([.A85]=&quot;&quot;;[.B8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85]&lt;&gt;&quot;&quot;;IF([.A86]&gt;[.B85];[.A86];[.B85]);&quot;&quot;)">
            <text:p/>
          </table:table-cell>
          <table:table-cell table:style-name="ce7" table:formula="of:=IF([.A86]=&quot;&quot;;[.B8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86]&lt;&gt;&quot;&quot;;IF([.A87]&gt;[.B86];[.A87];[.B86]);&quot;&quot;)">
            <text:p/>
          </table:table-cell>
          <table:table-cell table:style-name="ce7" table:formula="of:=IF([.A87]=&quot;&quot;;[.B8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87]&lt;&gt;&quot;&quot;;IF([.A88]&gt;[.B87];[.A88];[.B87]);&quot;&quot;)">
            <text:p/>
          </table:table-cell>
          <table:table-cell table:style-name="ce7" table:formula="of:=IF([.A88]=&quot;&quot;;[.B8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88]&lt;&gt;&quot;&quot;;IF([.A89]&gt;[.B88];[.A89];[.B88]);&quot;&quot;)">
            <text:p/>
          </table:table-cell>
          <table:table-cell table:style-name="ce7" table:formula="of:=IF([.A89]=&quot;&quot;;[.B8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89]&lt;&gt;&quot;&quot;;IF([.A90]&gt;[.B89];[.A90];[.B89]);&quot;&quot;)">
            <text:p/>
          </table:table-cell>
          <table:table-cell table:style-name="ce7" table:formula="of:=IF([.A90]=&quot;&quot;;[.B9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90]&lt;&gt;&quot;&quot;;IF([.A91]&gt;[.B90];[.A91];[.B90]);&quot;&quot;)">
            <text:p/>
          </table:table-cell>
          <table:table-cell table:style-name="ce7" table:formula="of:=IF([.A91]=&quot;&quot;;[.B9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91]&lt;&gt;&quot;&quot;;IF([.A92]&gt;[.B91];[.A92];[.B91]);&quot;&quot;)">
            <text:p/>
          </table:table-cell>
          <table:table-cell table:style-name="ce7" table:formula="of:=IF([.A92]=&quot;&quot;;[.B9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92]&lt;&gt;&quot;&quot;;IF([.A93]&gt;[.B92];[.A93];[.B92]);&quot;&quot;)">
            <text:p/>
          </table:table-cell>
          <table:table-cell table:style-name="ce7" table:formula="of:=IF([.A93]=&quot;&quot;;[.B9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93]&lt;&gt;&quot;&quot;;IF([.A94]&gt;[.B93];[.A94];[.B93]);&quot;&quot;)">
            <text:p/>
          </table:table-cell>
          <table:table-cell table:style-name="ce7" table:formula="of:=IF([.A94]=&quot;&quot;;[.B9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94]&lt;&gt;&quot;&quot;;IF([.A95]&gt;[.B94];[.A95];[.B94]);&quot;&quot;)">
            <text:p/>
          </table:table-cell>
          <table:table-cell table:style-name="ce7" table:formula="of:=IF([.A95]=&quot;&quot;;[.B9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95]&lt;&gt;&quot;&quot;;IF([.A96]&gt;[.B95];[.A96];[.B95]);&quot;&quot;)">
            <text:p/>
          </table:table-cell>
          <table:table-cell table:style-name="ce7" table:formula="of:=IF([.A96]=&quot;&quot;;[.B9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96]&lt;&gt;&quot;&quot;;IF([.A97]&gt;[.B96];[.A97];[.B96]);&quot;&quot;)">
            <text:p/>
          </table:table-cell>
          <table:table-cell table:style-name="ce7" table:formula="of:=IF([.A97]=&quot;&quot;;[.B9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97]&lt;&gt;&quot;&quot;;IF([.A98]&gt;[.B97];[.A98];[.B97]);&quot;&quot;)">
            <text:p/>
          </table:table-cell>
          <table:table-cell table:style-name="ce7" table:formula="of:=IF([.A98]=&quot;&quot;;[.B9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98]&lt;&gt;&quot;&quot;;IF([.A99]&gt;[.B98];[.A99];[.B98]);&quot;&quot;)">
            <text:p/>
          </table:table-cell>
          <table:table-cell table:style-name="ce7" table:formula="of:=IF([.A99]=&quot;&quot;;[.B9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99]&lt;&gt;&quot;&quot;;IF([.A100]&gt;[.B99];[.A100];[.B99]);&quot;&quot;)">
            <text:p/>
          </table:table-cell>
          <table:table-cell table:style-name="ce7" table:formula="of:=IF([.A100]=&quot;&quot;;[.B10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00]&lt;&gt;&quot;&quot;;IF([.A101]&gt;[.B100];[.A101];[.B100]);&quot;&quot;)">
            <text:p/>
          </table:table-cell>
          <table:table-cell table:style-name="ce7" table:formula="of:=IF([.A101]=&quot;&quot;;[.B10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01]&lt;&gt;&quot;&quot;;IF([.A102]&gt;[.B101];[.A102];[.B101]);&quot;&quot;)">
            <text:p/>
          </table:table-cell>
          <table:table-cell table:style-name="ce7" table:formula="of:=IF([.A102]=&quot;&quot;;[.B10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02]&lt;&gt;&quot;&quot;;IF([.A103]&gt;[.B102];[.A103];[.B102]);&quot;&quot;)">
            <text:p/>
          </table:table-cell>
          <table:table-cell table:style-name="ce7" table:formula="of:=IF([.A103]=&quot;&quot;;[.B10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03]&lt;&gt;&quot;&quot;;IF([.A104]&gt;[.B103];[.A104];[.B103]);&quot;&quot;)">
            <text:p/>
          </table:table-cell>
          <table:table-cell table:style-name="ce7" table:formula="of:=IF([.A104]=&quot;&quot;;[.B10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04]&lt;&gt;&quot;&quot;;IF([.A105]&gt;[.B104];[.A105];[.B104]);&quot;&quot;)">
            <text:p/>
          </table:table-cell>
          <table:table-cell table:style-name="ce7" table:formula="of:=IF([.A105]=&quot;&quot;;[.B10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05]&lt;&gt;&quot;&quot;;IF([.A106]&gt;[.B105];[.A106];[.B105]);&quot;&quot;)">
            <text:p/>
          </table:table-cell>
          <table:table-cell table:style-name="ce7" table:formula="of:=IF([.A106]=&quot;&quot;;[.B10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06]&lt;&gt;&quot;&quot;;IF([.A107]&gt;[.B106];[.A107];[.B106]);&quot;&quot;)">
            <text:p/>
          </table:table-cell>
          <table:table-cell table:style-name="ce7" table:formula="of:=IF([.A107]=&quot;&quot;;[.B10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07]&lt;&gt;&quot;&quot;;IF([.A108]&gt;[.B107];[.A108];[.B107]);&quot;&quot;)">
            <text:p/>
          </table:table-cell>
          <table:table-cell table:style-name="ce7" table:formula="of:=IF([.A108]=&quot;&quot;;[.B10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08]&lt;&gt;&quot;&quot;;IF([.A109]&gt;[.B108];[.A109];[.B108]);&quot;&quot;)">
            <text:p/>
          </table:table-cell>
          <table:table-cell table:style-name="ce7" table:formula="of:=IF([.A109]=&quot;&quot;;[.B10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09]&lt;&gt;&quot;&quot;;IF([.A110]&gt;[.B109];[.A110];[.B109]);&quot;&quot;)">
            <text:p/>
          </table:table-cell>
          <table:table-cell table:style-name="ce7" table:formula="of:=IF([.A110]=&quot;&quot;;[.B11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10]&lt;&gt;&quot;&quot;;IF([.A111]&gt;[.B110];[.A111];[.B110]);&quot;&quot;)">
            <text:p/>
          </table:table-cell>
          <table:table-cell table:style-name="ce7" table:formula="of:=IF([.A111]=&quot;&quot;;[.B11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11]&lt;&gt;&quot;&quot;;IF([.A112]&gt;[.B111];[.A112];[.B111]);&quot;&quot;)">
            <text:p/>
          </table:table-cell>
          <table:table-cell table:style-name="ce7" table:formula="of:=IF([.A112]=&quot;&quot;;[.B11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12]&lt;&gt;&quot;&quot;;IF([.A113]&gt;[.B112];[.A113];[.B112]);&quot;&quot;)">
            <text:p/>
          </table:table-cell>
          <table:table-cell table:style-name="ce7" table:formula="of:=IF([.A113]=&quot;&quot;;[.B11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13]&lt;&gt;&quot;&quot;;IF([.A114]&gt;[.B113];[.A114];[.B113]);&quot;&quot;)">
            <text:p/>
          </table:table-cell>
          <table:table-cell table:style-name="ce7" table:formula="of:=IF([.A114]=&quot;&quot;;[.B11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14]&lt;&gt;&quot;&quot;;IF([.A115]&gt;[.B114];[.A115];[.B114]);&quot;&quot;)">
            <text:p/>
          </table:table-cell>
          <table:table-cell table:style-name="ce7" table:formula="of:=IF([.A115]=&quot;&quot;;[.B11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15]&lt;&gt;&quot;&quot;;IF([.A116]&gt;[.B115];[.A116];[.B115]);&quot;&quot;)">
            <text:p/>
          </table:table-cell>
          <table:table-cell table:style-name="ce7" table:formula="of:=IF([.A116]=&quot;&quot;;[.B11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16]&lt;&gt;&quot;&quot;;IF([.A117]&gt;[.B116];[.A117];[.B116]);&quot;&quot;)">
            <text:p/>
          </table:table-cell>
          <table:table-cell table:style-name="ce7" table:formula="of:=IF([.A117]=&quot;&quot;;[.B11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17]&lt;&gt;&quot;&quot;;IF([.A118]&gt;[.B117];[.A118];[.B117]);&quot;&quot;)">
            <text:p/>
          </table:table-cell>
          <table:table-cell table:style-name="ce7" table:formula="of:=IF([.A118]=&quot;&quot;;[.B11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18]&lt;&gt;&quot;&quot;;IF([.A119]&gt;[.B118];[.A119];[.B118]);&quot;&quot;)">
            <text:p/>
          </table:table-cell>
          <table:table-cell table:style-name="ce7" table:formula="of:=IF([.A119]=&quot;&quot;;[.B11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19]&lt;&gt;&quot;&quot;;IF([.A120]&gt;[.B119];[.A120];[.B119]);&quot;&quot;)">
            <text:p/>
          </table:table-cell>
          <table:table-cell table:style-name="ce7" table:formula="of:=IF([.A120]=&quot;&quot;;[.B12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20]&lt;&gt;&quot;&quot;;IF([.A121]&gt;[.B120];[.A121];[.B120]);&quot;&quot;)">
            <text:p/>
          </table:table-cell>
          <table:table-cell table:style-name="ce7" table:formula="of:=IF([.A121]=&quot;&quot;;[.B12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21]&lt;&gt;&quot;&quot;;IF([.A122]&gt;[.B121];[.A122];[.B121]);&quot;&quot;)">
            <text:p/>
          </table:table-cell>
          <table:table-cell table:style-name="ce7" table:formula="of:=IF([.A122]=&quot;&quot;;[.B12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22]&lt;&gt;&quot;&quot;;IF([.A123]&gt;[.B122];[.A123];[.B122]);&quot;&quot;)">
            <text:p/>
          </table:table-cell>
          <table:table-cell table:style-name="ce7" table:formula="of:=IF([.A123]=&quot;&quot;;[.B12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23]&lt;&gt;&quot;&quot;;IF([.A124]&gt;[.B123];[.A124];[.B123]);&quot;&quot;)">
            <text:p/>
          </table:table-cell>
          <table:table-cell table:style-name="ce7" table:formula="of:=IF([.A124]=&quot;&quot;;[.B12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24]&lt;&gt;&quot;&quot;;IF([.A125]&gt;[.B124];[.A125];[.B124]);&quot;&quot;)">
            <text:p/>
          </table:table-cell>
          <table:table-cell table:style-name="ce7" table:formula="of:=IF([.A125]=&quot;&quot;;[.B12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25]&lt;&gt;&quot;&quot;;IF([.A126]&gt;[.B125];[.A126];[.B125]);&quot;&quot;)">
            <text:p/>
          </table:table-cell>
          <table:table-cell table:style-name="ce7" table:formula="of:=IF([.A126]=&quot;&quot;;[.B12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26]&lt;&gt;&quot;&quot;;IF([.A127]&gt;[.B126];[.A127];[.B126]);&quot;&quot;)">
            <text:p/>
          </table:table-cell>
          <table:table-cell table:style-name="ce7" table:formula="of:=IF([.A127]=&quot;&quot;;[.B12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27]&lt;&gt;&quot;&quot;;IF([.A128]&gt;[.B127];[.A128];[.B127]);&quot;&quot;)">
            <text:p/>
          </table:table-cell>
          <table:table-cell table:style-name="ce7" table:formula="of:=IF([.A128]=&quot;&quot;;[.B12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28]&lt;&gt;&quot;&quot;;IF([.A129]&gt;[.B128];[.A129];[.B128]);&quot;&quot;)">
            <text:p/>
          </table:table-cell>
          <table:table-cell table:style-name="ce7" table:formula="of:=IF([.A129]=&quot;&quot;;[.B12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29]&lt;&gt;&quot;&quot;;IF([.A130]&gt;[.B129];[.A130];[.B129]);&quot;&quot;)">
            <text:p/>
          </table:table-cell>
          <table:table-cell table:style-name="ce7" table:formula="of:=IF([.A130]=&quot;&quot;;[.B13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30]&lt;&gt;&quot;&quot;;IF([.A131]&gt;[.B130];[.A131];[.B130]);&quot;&quot;)">
            <text:p/>
          </table:table-cell>
          <table:table-cell table:style-name="ce7" table:formula="of:=IF([.A131]=&quot;&quot;;[.B13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31]&lt;&gt;&quot;&quot;;IF([.A132]&gt;[.B131];[.A132];[.B131]);&quot;&quot;)">
            <text:p/>
          </table:table-cell>
          <table:table-cell table:style-name="ce7" table:formula="of:=IF([.A132]=&quot;&quot;;[.B13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32]&lt;&gt;&quot;&quot;;IF([.A133]&gt;[.B132];[.A133];[.B132]);&quot;&quot;)">
            <text:p/>
          </table:table-cell>
          <table:table-cell table:style-name="ce7" table:formula="of:=IF([.A133]=&quot;&quot;;[.B13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33]&lt;&gt;&quot;&quot;;IF([.A134]&gt;[.B133];[.A134];[.B133]);&quot;&quot;)">
            <text:p/>
          </table:table-cell>
          <table:table-cell table:style-name="ce7" table:formula="of:=IF([.A134]=&quot;&quot;;[.B13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34]&lt;&gt;&quot;&quot;;IF([.A135]&gt;[.B134];[.A135];[.B134]);&quot;&quot;)">
            <text:p/>
          </table:table-cell>
          <table:table-cell table:style-name="ce7" table:formula="of:=IF([.A135]=&quot;&quot;;[.B13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35]&lt;&gt;&quot;&quot;;IF([.A136]&gt;[.B135];[.A136];[.B135]);&quot;&quot;)">
            <text:p/>
          </table:table-cell>
          <table:table-cell table:style-name="ce7" table:formula="of:=IF([.A136]=&quot;&quot;;[.B13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36]&lt;&gt;&quot;&quot;;IF([.A137]&gt;[.B136];[.A137];[.B136]);&quot;&quot;)">
            <text:p/>
          </table:table-cell>
          <table:table-cell table:style-name="ce7" table:formula="of:=IF([.A137]=&quot;&quot;;[.B13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37]&lt;&gt;&quot;&quot;;IF([.A138]&gt;[.B137];[.A138];[.B137]);&quot;&quot;)">
            <text:p/>
          </table:table-cell>
          <table:table-cell table:style-name="ce7" table:formula="of:=IF([.A138]=&quot;&quot;;[.B13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38]&lt;&gt;&quot;&quot;;IF([.A139]&gt;[.B138];[.A139];[.B138]);&quot;&quot;)">
            <text:p/>
          </table:table-cell>
          <table:table-cell table:style-name="ce7" table:formula="of:=IF([.A139]=&quot;&quot;;[.B13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39]&lt;&gt;&quot;&quot;;IF([.A140]&gt;[.B139];[.A140];[.B139]);&quot;&quot;)">
            <text:p/>
          </table:table-cell>
          <table:table-cell table:style-name="ce7" table:formula="of:=IF([.A140]=&quot;&quot;;[.B14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40]&lt;&gt;&quot;&quot;;IF([.A141]&gt;[.B140];[.A141];[.B140]);&quot;&quot;)">
            <text:p/>
          </table:table-cell>
          <table:table-cell table:style-name="ce7" table:formula="of:=IF([.A141]=&quot;&quot;;[.B14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41]&lt;&gt;&quot;&quot;;IF([.A142]&gt;[.B141];[.A142];[.B141]);&quot;&quot;)">
            <text:p/>
          </table:table-cell>
          <table:table-cell table:style-name="ce7" table:formula="of:=IF([.A142]=&quot;&quot;;[.B14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42]&lt;&gt;&quot;&quot;;IF([.A143]&gt;[.B142];[.A143];[.B142]);&quot;&quot;)">
            <text:p/>
          </table:table-cell>
          <table:table-cell table:style-name="ce7" table:formula="of:=IF([.A143]=&quot;&quot;;[.B14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43]&lt;&gt;&quot;&quot;;IF([.A144]&gt;[.B143];[.A144];[.B143]);&quot;&quot;)">
            <text:p/>
          </table:table-cell>
          <table:table-cell table:style-name="ce7" table:formula="of:=IF([.A144]=&quot;&quot;;[.B14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44]&lt;&gt;&quot;&quot;;IF([.A145]&gt;[.B144];[.A145];[.B144]);&quot;&quot;)">
            <text:p/>
          </table:table-cell>
          <table:table-cell table:style-name="ce7" table:formula="of:=IF([.A145]=&quot;&quot;;[.B14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45]&lt;&gt;&quot;&quot;;IF([.A146]&gt;[.B145];[.A146];[.B145]);&quot;&quot;)">
            <text:p/>
          </table:table-cell>
          <table:table-cell table:style-name="ce7" table:formula="of:=IF([.A146]=&quot;&quot;;[.B14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46]&lt;&gt;&quot;&quot;;IF([.A147]&gt;[.B146];[.A147];[.B146]);&quot;&quot;)">
            <text:p/>
          </table:table-cell>
          <table:table-cell table:style-name="ce7" table:formula="of:=IF([.A147]=&quot;&quot;;[.B14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47]&lt;&gt;&quot;&quot;;IF([.A148]&gt;[.B147];[.A148];[.B147]);&quot;&quot;)">
            <text:p/>
          </table:table-cell>
          <table:table-cell table:style-name="ce7" table:formula="of:=IF([.A148]=&quot;&quot;;[.B14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48]&lt;&gt;&quot;&quot;;IF([.A149]&gt;[.B148];[.A149];[.B148]);&quot;&quot;)">
            <text:p/>
          </table:table-cell>
          <table:table-cell table:style-name="ce7" table:formula="of:=IF([.A149]=&quot;&quot;;[.B14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49]&lt;&gt;&quot;&quot;;IF([.A150]&gt;[.B149];[.A150];[.B149]);&quot;&quot;)">
            <text:p/>
          </table:table-cell>
          <table:table-cell table:style-name="ce7" table:formula="of:=IF([.A150]=&quot;&quot;;[.B15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50]&lt;&gt;&quot;&quot;;IF([.A151]&gt;[.B150];[.A151];[.B150]);&quot;&quot;)">
            <text:p/>
          </table:table-cell>
          <table:table-cell table:style-name="ce7" table:formula="of:=IF([.A151]=&quot;&quot;;[.B15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51]&lt;&gt;&quot;&quot;;IF([.A152]&gt;[.B151];[.A152];[.B151]);&quot;&quot;)">
            <text:p/>
          </table:table-cell>
          <table:table-cell table:style-name="ce7" table:formula="of:=IF([.A152]=&quot;&quot;;[.B15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52]&lt;&gt;&quot;&quot;;IF([.A153]&gt;[.B152];[.A153];[.B152]);&quot;&quot;)">
            <text:p/>
          </table:table-cell>
          <table:table-cell table:style-name="ce7" table:formula="of:=IF([.A153]=&quot;&quot;;[.B15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53]&lt;&gt;&quot;&quot;;IF([.A154]&gt;[.B153];[.A154];[.B153]);&quot;&quot;)">
            <text:p/>
          </table:table-cell>
          <table:table-cell table:style-name="ce7" table:formula="of:=IF([.A154]=&quot;&quot;;[.B15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54]&lt;&gt;&quot;&quot;;IF([.A155]&gt;[.B154];[.A155];[.B154]);&quot;&quot;)">
            <text:p/>
          </table:table-cell>
          <table:table-cell table:style-name="ce7" table:formula="of:=IF([.A155]=&quot;&quot;;[.B15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55]&lt;&gt;&quot;&quot;;IF([.A156]&gt;[.B155];[.A156];[.B155]);&quot;&quot;)">
            <text:p/>
          </table:table-cell>
          <table:table-cell table:style-name="ce7" table:formula="of:=IF([.A156]=&quot;&quot;;[.B15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56]&lt;&gt;&quot;&quot;;IF([.A157]&gt;[.B156];[.A157];[.B156]);&quot;&quot;)">
            <text:p/>
          </table:table-cell>
          <table:table-cell table:style-name="ce7" table:formula="of:=IF([.A157]=&quot;&quot;;[.B15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57]&lt;&gt;&quot;&quot;;IF([.A158]&gt;[.B157];[.A158];[.B157]);&quot;&quot;)">
            <text:p/>
          </table:table-cell>
          <table:table-cell table:style-name="ce7" table:formula="of:=IF([.A158]=&quot;&quot;;[.B15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58]&lt;&gt;&quot;&quot;;IF([.A159]&gt;[.B158];[.A159];[.B158]);&quot;&quot;)">
            <text:p/>
          </table:table-cell>
          <table:table-cell table:style-name="ce7" table:formula="of:=IF([.A159]=&quot;&quot;;[.B15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59]&lt;&gt;&quot;&quot;;IF([.A160]&gt;[.B159];[.A160];[.B159]);&quot;&quot;)">
            <text:p/>
          </table:table-cell>
          <table:table-cell table:style-name="ce7" table:formula="of:=IF([.A160]=&quot;&quot;;[.B16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60]&lt;&gt;&quot;&quot;;IF([.A161]&gt;[.B160];[.A161];[.B160]);&quot;&quot;)">
            <text:p/>
          </table:table-cell>
          <table:table-cell table:style-name="ce7" table:formula="of:=IF([.A161]=&quot;&quot;;[.B16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61]&lt;&gt;&quot;&quot;;IF([.A162]&gt;[.B161];[.A162];[.B161]);&quot;&quot;)">
            <text:p/>
          </table:table-cell>
          <table:table-cell table:style-name="ce7" table:formula="of:=IF([.A162]=&quot;&quot;;[.B16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62]&lt;&gt;&quot;&quot;;IF([.A163]&gt;[.B162];[.A163];[.B162]);&quot;&quot;)">
            <text:p/>
          </table:table-cell>
          <table:table-cell table:style-name="ce7" table:formula="of:=IF([.A163]=&quot;&quot;;[.B16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63]&lt;&gt;&quot;&quot;;IF([.A164]&gt;[.B163];[.A164];[.B163]);&quot;&quot;)">
            <text:p/>
          </table:table-cell>
          <table:table-cell table:style-name="ce7" table:formula="of:=IF([.A164]=&quot;&quot;;[.B16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64]&lt;&gt;&quot;&quot;;IF([.A165]&gt;[.B164];[.A165];[.B164]);&quot;&quot;)">
            <text:p/>
          </table:table-cell>
          <table:table-cell table:style-name="ce7" table:formula="of:=IF([.A165]=&quot;&quot;;[.B16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65]&lt;&gt;&quot;&quot;;IF([.A166]&gt;[.B165];[.A166];[.B165]);&quot;&quot;)">
            <text:p/>
          </table:table-cell>
          <table:table-cell table:style-name="ce7" table:formula="of:=IF([.A166]=&quot;&quot;;[.B16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66]&lt;&gt;&quot;&quot;;IF([.A167]&gt;[.B166];[.A167];[.B166]);&quot;&quot;)">
            <text:p/>
          </table:table-cell>
          <table:table-cell table:style-name="ce7" table:formula="of:=IF([.A167]=&quot;&quot;;[.B16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67]&lt;&gt;&quot;&quot;;IF([.A168]&gt;[.B167];[.A168];[.B167]);&quot;&quot;)">
            <text:p/>
          </table:table-cell>
          <table:table-cell table:style-name="ce7" table:formula="of:=IF([.A168]=&quot;&quot;;[.B16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68]&lt;&gt;&quot;&quot;;IF([.A169]&gt;[.B168];[.A169];[.B168]);&quot;&quot;)">
            <text:p/>
          </table:table-cell>
          <table:table-cell table:style-name="ce7" table:formula="of:=IF([.A169]=&quot;&quot;;[.B16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69]&lt;&gt;&quot;&quot;;IF([.A170]&gt;[.B169];[.A170];[.B169]);&quot;&quot;)">
            <text:p/>
          </table:table-cell>
          <table:table-cell table:style-name="ce7" table:formula="of:=IF([.A170]=&quot;&quot;;[.B17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70]&lt;&gt;&quot;&quot;;IF([.A171]&gt;[.B170];[.A171];[.B170]);&quot;&quot;)">
            <text:p/>
          </table:table-cell>
          <table:table-cell table:style-name="ce7" table:formula="of:=IF([.A171]=&quot;&quot;;[.B17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71]&lt;&gt;&quot;&quot;;IF([.A172]&gt;[.B171];[.A172];[.B171]);&quot;&quot;)">
            <text:p/>
          </table:table-cell>
          <table:table-cell table:style-name="ce7" table:formula="of:=IF([.A172]=&quot;&quot;;[.B17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72]&lt;&gt;&quot;&quot;;IF([.A173]&gt;[.B172];[.A173];[.B172]);&quot;&quot;)">
            <text:p/>
          </table:table-cell>
          <table:table-cell table:style-name="ce7" table:formula="of:=IF([.A173]=&quot;&quot;;[.B17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73]&lt;&gt;&quot;&quot;;IF([.A174]&gt;[.B173];[.A174];[.B173]);&quot;&quot;)">
            <text:p/>
          </table:table-cell>
          <table:table-cell table:style-name="ce7" table:formula="of:=IF([.A174]=&quot;&quot;;[.B17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74]&lt;&gt;&quot;&quot;;IF([.A175]&gt;[.B174];[.A175];[.B174]);&quot;&quot;)">
            <text:p/>
          </table:table-cell>
          <table:table-cell table:style-name="ce7" table:formula="of:=IF([.A175]=&quot;&quot;;[.B17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75]&lt;&gt;&quot;&quot;;IF([.A176]&gt;[.B175];[.A176];[.B175]);&quot;&quot;)">
            <text:p/>
          </table:table-cell>
          <table:table-cell table:style-name="ce7" table:formula="of:=IF([.A176]=&quot;&quot;;[.B17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76]&lt;&gt;&quot;&quot;;IF([.A177]&gt;[.B176];[.A177];[.B176]);&quot;&quot;)">
            <text:p/>
          </table:table-cell>
          <table:table-cell table:style-name="ce7" table:formula="of:=IF([.A177]=&quot;&quot;;[.B17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77]&lt;&gt;&quot;&quot;;IF([.A178]&gt;[.B177];[.A178];[.B177]);&quot;&quot;)">
            <text:p/>
          </table:table-cell>
          <table:table-cell table:style-name="ce7" table:formula="of:=IF([.A178]=&quot;&quot;;[.B17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78]&lt;&gt;&quot;&quot;;IF([.A179]&gt;[.B178];[.A179];[.B178]);&quot;&quot;)">
            <text:p/>
          </table:table-cell>
          <table:table-cell table:style-name="ce7" table:formula="of:=IF([.A179]=&quot;&quot;;[.B17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79]&lt;&gt;&quot;&quot;;IF([.A180]&gt;[.B179];[.A180];[.B179]);&quot;&quot;)">
            <text:p/>
          </table:table-cell>
          <table:table-cell table:style-name="ce7" table:formula="of:=IF([.A180]=&quot;&quot;;[.B18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80]&lt;&gt;&quot;&quot;;IF([.A181]&gt;[.B180];[.A181];[.B180]);&quot;&quot;)">
            <text:p/>
          </table:table-cell>
          <table:table-cell table:style-name="ce7" table:formula="of:=IF([.A181]=&quot;&quot;;[.B18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81]&lt;&gt;&quot;&quot;;IF([.A182]&gt;[.B181];[.A182];[.B181]);&quot;&quot;)">
            <text:p/>
          </table:table-cell>
          <table:table-cell table:style-name="ce7" table:formula="of:=IF([.A182]=&quot;&quot;;[.B18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82]&lt;&gt;&quot;&quot;;IF([.A183]&gt;[.B182];[.A183];[.B182]);&quot;&quot;)">
            <text:p/>
          </table:table-cell>
          <table:table-cell table:style-name="ce7" table:formula="of:=IF([.A183]=&quot;&quot;;[.B18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83]&lt;&gt;&quot;&quot;;IF([.A184]&gt;[.B183];[.A184];[.B183]);&quot;&quot;)">
            <text:p/>
          </table:table-cell>
          <table:table-cell table:style-name="ce7" table:formula="of:=IF([.A184]=&quot;&quot;;[.B18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84]&lt;&gt;&quot;&quot;;IF([.A185]&gt;[.B184];[.A185];[.B184]);&quot;&quot;)">
            <text:p/>
          </table:table-cell>
          <table:table-cell table:style-name="ce7" table:formula="of:=IF([.A185]=&quot;&quot;;[.B18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85]&lt;&gt;&quot;&quot;;IF([.A186]&gt;[.B185];[.A186];[.B185]);&quot;&quot;)">
            <text:p/>
          </table:table-cell>
          <table:table-cell table:style-name="ce7" table:formula="of:=IF([.A186]=&quot;&quot;;[.B18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86]&lt;&gt;&quot;&quot;;IF([.A187]&gt;[.B186];[.A187];[.B186]);&quot;&quot;)">
            <text:p/>
          </table:table-cell>
          <table:table-cell table:style-name="ce7" table:formula="of:=IF([.A187]=&quot;&quot;;[.B18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87]&lt;&gt;&quot;&quot;;IF([.A188]&gt;[.B187];[.A188];[.B187]);&quot;&quot;)">
            <text:p/>
          </table:table-cell>
          <table:table-cell table:style-name="ce7" table:formula="of:=IF([.A188]=&quot;&quot;;[.B18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88]&lt;&gt;&quot;&quot;;IF([.A189]&gt;[.B188];[.A189];[.B188]);&quot;&quot;)">
            <text:p/>
          </table:table-cell>
          <table:table-cell table:style-name="ce7" table:formula="of:=IF([.A189]=&quot;&quot;;[.B18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89]&lt;&gt;&quot;&quot;;IF([.A190]&gt;[.B189];[.A190];[.B189]);&quot;&quot;)">
            <text:p/>
          </table:table-cell>
          <table:table-cell table:style-name="ce7" table:formula="of:=IF([.A190]=&quot;&quot;;[.B19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90]&lt;&gt;&quot;&quot;;IF([.A191]&gt;[.B190];[.A191];[.B190]);&quot;&quot;)">
            <text:p/>
          </table:table-cell>
          <table:table-cell table:style-name="ce7" table:formula="of:=IF([.A191]=&quot;&quot;;[.B19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91]&lt;&gt;&quot;&quot;;IF([.A192]&gt;[.B191];[.A192];[.B191]);&quot;&quot;)">
            <text:p/>
          </table:table-cell>
          <table:table-cell table:style-name="ce7" table:formula="of:=IF([.A192]=&quot;&quot;;[.B19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92]&lt;&gt;&quot;&quot;;IF([.A193]&gt;[.B192];[.A193];[.B192]);&quot;&quot;)">
            <text:p/>
          </table:table-cell>
          <table:table-cell table:style-name="ce7" table:formula="of:=IF([.A193]=&quot;&quot;;[.B19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93]&lt;&gt;&quot;&quot;;IF([.A194]&gt;[.B193];[.A194];[.B193]);&quot;&quot;)">
            <text:p/>
          </table:table-cell>
          <table:table-cell table:style-name="ce7" table:formula="of:=IF([.A194]=&quot;&quot;;[.B19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94]&lt;&gt;&quot;&quot;;IF([.A195]&gt;[.B194];[.A195];[.B194]);&quot;&quot;)">
            <text:p/>
          </table:table-cell>
          <table:table-cell table:style-name="ce7" table:formula="of:=IF([.A195]=&quot;&quot;;[.B19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95]&lt;&gt;&quot;&quot;;IF([.A196]&gt;[.B195];[.A196];[.B195]);&quot;&quot;)">
            <text:p/>
          </table:table-cell>
          <table:table-cell table:style-name="ce7" table:formula="of:=IF([.A196]=&quot;&quot;;[.B19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96]&lt;&gt;&quot;&quot;;IF([.A197]&gt;[.B196];[.A197];[.B196]);&quot;&quot;)">
            <text:p/>
          </table:table-cell>
          <table:table-cell table:style-name="ce7" table:formula="of:=IF([.A197]=&quot;&quot;;[.B19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97]&lt;&gt;&quot;&quot;;IF([.A198]&gt;[.B197];[.A198];[.B197]);&quot;&quot;)">
            <text:p/>
          </table:table-cell>
          <table:table-cell table:style-name="ce7" table:formula="of:=IF([.A198]=&quot;&quot;;[.B19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98]&lt;&gt;&quot;&quot;;IF([.A199]&gt;[.B198];[.A199];[.B198]);&quot;&quot;)">
            <text:p/>
          </table:table-cell>
          <table:table-cell table:style-name="ce7" table:formula="of:=IF([.A199]=&quot;&quot;;[.B19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199]&lt;&gt;&quot;&quot;;IF([.A200]&gt;[.B199];[.A200];[.B199]);&quot;&quot;)">
            <text:p/>
          </table:table-cell>
          <table:table-cell table:style-name="ce7" table:formula="of:=IF([.A200]=&quot;&quot;;[.B20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00]&lt;&gt;&quot;&quot;;IF([.A201]&gt;[.B200];[.A201];[.B200]);&quot;&quot;)">
            <text:p/>
          </table:table-cell>
          <table:table-cell table:style-name="ce7" table:formula="of:=IF([.A201]=&quot;&quot;;[.B20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01]&lt;&gt;&quot;&quot;;IF([.A202]&gt;[.B201];[.A202];[.B201]);&quot;&quot;)">
            <text:p/>
          </table:table-cell>
          <table:table-cell table:style-name="ce7" table:formula="of:=IF([.A202]=&quot;&quot;;[.B20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02]&lt;&gt;&quot;&quot;;IF([.A203]&gt;[.B202];[.A203];[.B202]);&quot;&quot;)">
            <text:p/>
          </table:table-cell>
          <table:table-cell table:style-name="ce7" table:formula="of:=IF([.A203]=&quot;&quot;;[.B20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03]&lt;&gt;&quot;&quot;;IF([.A204]&gt;[.B203];[.A204];[.B203]);&quot;&quot;)">
            <text:p/>
          </table:table-cell>
          <table:table-cell table:style-name="ce7" table:formula="of:=IF([.A204]=&quot;&quot;;[.B20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04]&lt;&gt;&quot;&quot;;IF([.A205]&gt;[.B204];[.A205];[.B204]);&quot;&quot;)">
            <text:p/>
          </table:table-cell>
          <table:table-cell table:style-name="ce7" table:formula="of:=IF([.A205]=&quot;&quot;;[.B20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05]&lt;&gt;&quot;&quot;;IF([.A206]&gt;[.B205];[.A206];[.B205]);&quot;&quot;)">
            <text:p/>
          </table:table-cell>
          <table:table-cell table:style-name="ce7" table:formula="of:=IF([.A206]=&quot;&quot;;[.B20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06]&lt;&gt;&quot;&quot;;IF([.A207]&gt;[.B206];[.A207];[.B206]);&quot;&quot;)">
            <text:p/>
          </table:table-cell>
          <table:table-cell table:style-name="ce7" table:formula="of:=IF([.A207]=&quot;&quot;;[.B20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07]&lt;&gt;&quot;&quot;;IF([.A208]&gt;[.B207];[.A208];[.B207]);&quot;&quot;)">
            <text:p/>
          </table:table-cell>
          <table:table-cell table:style-name="ce7" table:formula="of:=IF([.A208]=&quot;&quot;;[.B20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08]&lt;&gt;&quot;&quot;;IF([.A209]&gt;[.B208];[.A209];[.B208]);&quot;&quot;)">
            <text:p/>
          </table:table-cell>
          <table:table-cell table:style-name="ce7" table:formula="of:=IF([.A209]=&quot;&quot;;[.B20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09]&lt;&gt;&quot;&quot;;IF([.A210]&gt;[.B209];[.A210];[.B209]);&quot;&quot;)">
            <text:p/>
          </table:table-cell>
          <table:table-cell table:style-name="ce7" table:formula="of:=IF([.A210]=&quot;&quot;;[.B21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10]&lt;&gt;&quot;&quot;;IF([.A211]&gt;[.B210];[.A211];[.B210]);&quot;&quot;)">
            <text:p/>
          </table:table-cell>
          <table:table-cell table:style-name="ce7" table:formula="of:=IF([.A211]=&quot;&quot;;[.B21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11]&lt;&gt;&quot;&quot;;IF([.A212]&gt;[.B211];[.A212];[.B211]);&quot;&quot;)">
            <text:p/>
          </table:table-cell>
          <table:table-cell table:style-name="ce7" table:formula="of:=IF([.A212]=&quot;&quot;;[.B21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12]&lt;&gt;&quot;&quot;;IF([.A213]&gt;[.B212];[.A213];[.B212]);&quot;&quot;)">
            <text:p/>
          </table:table-cell>
          <table:table-cell table:style-name="ce7" table:formula="of:=IF([.A213]=&quot;&quot;;[.B21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13]&lt;&gt;&quot;&quot;;IF([.A214]&gt;[.B213];[.A214];[.B213]);&quot;&quot;)">
            <text:p/>
          </table:table-cell>
          <table:table-cell table:style-name="ce7" table:formula="of:=IF([.A214]=&quot;&quot;;[.B21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14]&lt;&gt;&quot;&quot;;IF([.A215]&gt;[.B214];[.A215];[.B214]);&quot;&quot;)">
            <text:p/>
          </table:table-cell>
          <table:table-cell table:style-name="ce7" table:formula="of:=IF([.A215]=&quot;&quot;;[.B21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15]&lt;&gt;&quot;&quot;;IF([.A216]&gt;[.B215];[.A216];[.B215]);&quot;&quot;)">
            <text:p/>
          </table:table-cell>
          <table:table-cell table:style-name="ce7" table:formula="of:=IF([.A216]=&quot;&quot;;[.B21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16]&lt;&gt;&quot;&quot;;IF([.A217]&gt;[.B216];[.A217];[.B216]);&quot;&quot;)">
            <text:p/>
          </table:table-cell>
          <table:table-cell table:style-name="ce7" table:formula="of:=IF([.A217]=&quot;&quot;;[.B21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17]&lt;&gt;&quot;&quot;;IF([.A218]&gt;[.B217];[.A218];[.B217]);&quot;&quot;)">
            <text:p/>
          </table:table-cell>
          <table:table-cell table:style-name="ce7" table:formula="of:=IF([.A218]=&quot;&quot;;[.B21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18]&lt;&gt;&quot;&quot;;IF([.A219]&gt;[.B218];[.A219];[.B218]);&quot;&quot;)">
            <text:p/>
          </table:table-cell>
          <table:table-cell table:style-name="ce7" table:formula="of:=IF([.A219]=&quot;&quot;;[.B21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19]&lt;&gt;&quot;&quot;;IF([.A220]&gt;[.B219];[.A220];[.B219]);&quot;&quot;)">
            <text:p/>
          </table:table-cell>
          <table:table-cell table:style-name="ce7" table:formula="of:=IF([.A220]=&quot;&quot;;[.B22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20]&lt;&gt;&quot;&quot;;IF([.A221]&gt;[.B220];[.A221];[.B220]);&quot;&quot;)">
            <text:p/>
          </table:table-cell>
          <table:table-cell table:style-name="ce7" table:formula="of:=IF([.A221]=&quot;&quot;;[.B22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21]&lt;&gt;&quot;&quot;;IF([.A222]&gt;[.B221];[.A222];[.B221]);&quot;&quot;)">
            <text:p/>
          </table:table-cell>
          <table:table-cell table:style-name="ce7" table:formula="of:=IF([.A222]=&quot;&quot;;[.B22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22]&lt;&gt;&quot;&quot;;IF([.A223]&gt;[.B222];[.A223];[.B222]);&quot;&quot;)">
            <text:p/>
          </table:table-cell>
          <table:table-cell table:style-name="ce7" table:formula="of:=IF([.A223]=&quot;&quot;;[.B22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23]&lt;&gt;&quot;&quot;;IF([.A224]&gt;[.B223];[.A224];[.B223]);&quot;&quot;)">
            <text:p/>
          </table:table-cell>
          <table:table-cell table:style-name="ce7" table:formula="of:=IF([.A224]=&quot;&quot;;[.B22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24]&lt;&gt;&quot;&quot;;IF([.A225]&gt;[.B224];[.A225];[.B224]);&quot;&quot;)">
            <text:p/>
          </table:table-cell>
          <table:table-cell table:style-name="ce7" table:formula="of:=IF([.A225]=&quot;&quot;;[.B22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25]&lt;&gt;&quot;&quot;;IF([.A226]&gt;[.B225];[.A226];[.B225]);&quot;&quot;)">
            <text:p/>
          </table:table-cell>
          <table:table-cell table:style-name="ce7" table:formula="of:=IF([.A226]=&quot;&quot;;[.B22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26]&lt;&gt;&quot;&quot;;IF([.A227]&gt;[.B226];[.A227];[.B226]);&quot;&quot;)">
            <text:p/>
          </table:table-cell>
          <table:table-cell table:style-name="ce7" table:formula="of:=IF([.A227]=&quot;&quot;;[.B22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27]&lt;&gt;&quot;&quot;;IF([.A228]&gt;[.B227];[.A228];[.B227]);&quot;&quot;)">
            <text:p/>
          </table:table-cell>
          <table:table-cell table:style-name="ce7" table:formula="of:=IF([.A228]=&quot;&quot;;[.B22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28]&lt;&gt;&quot;&quot;;IF([.A229]&gt;[.B228];[.A229];[.B228]);&quot;&quot;)">
            <text:p/>
          </table:table-cell>
          <table:table-cell table:style-name="ce7" table:formula="of:=IF([.A229]=&quot;&quot;;[.B22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29]&lt;&gt;&quot;&quot;;IF([.A230]&gt;[.B229];[.A230];[.B229]);&quot;&quot;)">
            <text:p/>
          </table:table-cell>
          <table:table-cell table:style-name="ce7" table:formula="of:=IF([.A230]=&quot;&quot;;[.B23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30]&lt;&gt;&quot;&quot;;IF([.A231]&gt;[.B230];[.A231];[.B230]);&quot;&quot;)">
            <text:p/>
          </table:table-cell>
          <table:table-cell table:style-name="ce7" table:formula="of:=IF([.A231]=&quot;&quot;;[.B23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31]&lt;&gt;&quot;&quot;;IF([.A232]&gt;[.B231];[.A232];[.B231]);&quot;&quot;)">
            <text:p/>
          </table:table-cell>
          <table:table-cell table:style-name="ce7" table:formula="of:=IF([.A232]=&quot;&quot;;[.B23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32]&lt;&gt;&quot;&quot;;IF([.A233]&gt;[.B232];[.A233];[.B232]);&quot;&quot;)">
            <text:p/>
          </table:table-cell>
          <table:table-cell table:style-name="ce7" table:formula="of:=IF([.A233]=&quot;&quot;;[.B23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33]&lt;&gt;&quot;&quot;;IF([.A234]&gt;[.B233];[.A234];[.B233]);&quot;&quot;)">
            <text:p/>
          </table:table-cell>
          <table:table-cell table:style-name="ce7" table:formula="of:=IF([.A234]=&quot;&quot;;[.B23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34]&lt;&gt;&quot;&quot;;IF([.A235]&gt;[.B234];[.A235];[.B234]);&quot;&quot;)">
            <text:p/>
          </table:table-cell>
          <table:table-cell table:style-name="ce7" table:formula="of:=IF([.A235]=&quot;&quot;;[.B23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35]&lt;&gt;&quot;&quot;;IF([.A236]&gt;[.B235];[.A236];[.B235]);&quot;&quot;)">
            <text:p/>
          </table:table-cell>
          <table:table-cell table:style-name="ce7" table:formula="of:=IF([.A236]=&quot;&quot;;[.B23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36]&lt;&gt;&quot;&quot;;IF([.A237]&gt;[.B236];[.A237];[.B236]);&quot;&quot;)">
            <text:p/>
          </table:table-cell>
          <table:table-cell table:style-name="ce7" table:formula="of:=IF([.A237]=&quot;&quot;;[.B23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37]&lt;&gt;&quot;&quot;;IF([.A238]&gt;[.B237];[.A238];[.B237]);&quot;&quot;)">
            <text:p/>
          </table:table-cell>
          <table:table-cell table:style-name="ce7" table:formula="of:=IF([.A238]=&quot;&quot;;[.B23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38]&lt;&gt;&quot;&quot;;IF([.A239]&gt;[.B238];[.A239];[.B238]);&quot;&quot;)">
            <text:p/>
          </table:table-cell>
          <table:table-cell table:style-name="ce7" table:formula="of:=IF([.A239]=&quot;&quot;;[.B23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39]&lt;&gt;&quot;&quot;;IF([.A240]&gt;[.B239];[.A240];[.B239]);&quot;&quot;)">
            <text:p/>
          </table:table-cell>
          <table:table-cell table:style-name="ce7" table:formula="of:=IF([.A240]=&quot;&quot;;[.B24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40]&lt;&gt;&quot;&quot;;IF([.A241]&gt;[.B240];[.A241];[.B240]);&quot;&quot;)">
            <text:p/>
          </table:table-cell>
          <table:table-cell table:style-name="ce7" table:formula="of:=IF([.A241]=&quot;&quot;;[.B24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41]&lt;&gt;&quot;&quot;;IF([.A242]&gt;[.B241];[.A242];[.B241]);&quot;&quot;)">
            <text:p/>
          </table:table-cell>
          <table:table-cell table:style-name="ce7" table:formula="of:=IF([.A242]=&quot;&quot;;[.B24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42]&lt;&gt;&quot;&quot;;IF([.A243]&gt;[.B242];[.A243];[.B242]);&quot;&quot;)">
            <text:p/>
          </table:table-cell>
          <table:table-cell table:style-name="ce7" table:formula="of:=IF([.A243]=&quot;&quot;;[.B24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43]&lt;&gt;&quot;&quot;;IF([.A244]&gt;[.B243];[.A244];[.B243]);&quot;&quot;)">
            <text:p/>
          </table:table-cell>
          <table:table-cell table:style-name="ce7" table:formula="of:=IF([.A244]=&quot;&quot;;[.B24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44]&lt;&gt;&quot;&quot;;IF([.A245]&gt;[.B244];[.A245];[.B244]);&quot;&quot;)">
            <text:p/>
          </table:table-cell>
          <table:table-cell table:style-name="ce7" table:formula="of:=IF([.A245]=&quot;&quot;;[.B24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45]&lt;&gt;&quot;&quot;;IF([.A246]&gt;[.B245];[.A246];[.B245]);&quot;&quot;)">
            <text:p/>
          </table:table-cell>
          <table:table-cell table:style-name="ce7" table:formula="of:=IF([.A246]=&quot;&quot;;[.B24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46]&lt;&gt;&quot;&quot;;IF([.A247]&gt;[.B246];[.A247];[.B246]);&quot;&quot;)">
            <text:p/>
          </table:table-cell>
          <table:table-cell table:style-name="ce7" table:formula="of:=IF([.A247]=&quot;&quot;;[.B24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47]&lt;&gt;&quot;&quot;;IF([.A248]&gt;[.B247];[.A248];[.B247]);&quot;&quot;)">
            <text:p/>
          </table:table-cell>
          <table:table-cell table:style-name="ce7" table:formula="of:=IF([.A248]=&quot;&quot;;[.B24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48]&lt;&gt;&quot;&quot;;IF([.A249]&gt;[.B248];[.A249];[.B248]);&quot;&quot;)">
            <text:p/>
          </table:table-cell>
          <table:table-cell table:style-name="ce7" table:formula="of:=IF([.A249]=&quot;&quot;;[.B24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49]&lt;&gt;&quot;&quot;;IF([.A250]&gt;[.B249];[.A250];[.B249]);&quot;&quot;)">
            <text:p/>
          </table:table-cell>
          <table:table-cell table:style-name="ce7" table:formula="of:=IF([.A250]=&quot;&quot;;[.B25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50]&lt;&gt;&quot;&quot;;IF([.A251]&gt;[.B250];[.A251];[.B250]);&quot;&quot;)">
            <text:p/>
          </table:table-cell>
          <table:table-cell table:style-name="ce7" table:formula="of:=IF([.A251]=&quot;&quot;;[.B25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51]&lt;&gt;&quot;&quot;;IF([.A252]&gt;[.B251];[.A252];[.B251]);&quot;&quot;)">
            <text:p/>
          </table:table-cell>
          <table:table-cell table:style-name="ce7" table:formula="of:=IF([.A252]=&quot;&quot;;[.B25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52]&lt;&gt;&quot;&quot;;IF([.A253]&gt;[.B252];[.A253];[.B252]);&quot;&quot;)">
            <text:p/>
          </table:table-cell>
          <table:table-cell table:style-name="ce7" table:formula="of:=IF([.A253]=&quot;&quot;;[.B25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53]&lt;&gt;&quot;&quot;;IF([.A254]&gt;[.B253];[.A254];[.B253]);&quot;&quot;)">
            <text:p/>
          </table:table-cell>
          <table:table-cell table:style-name="ce7" table:formula="of:=IF([.A254]=&quot;&quot;;[.B25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54]&lt;&gt;&quot;&quot;;IF([.A255]&gt;[.B254];[.A255];[.B254]);&quot;&quot;)">
            <text:p/>
          </table:table-cell>
          <table:table-cell table:style-name="ce7" table:formula="of:=IF([.A255]=&quot;&quot;;[.B25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55]&lt;&gt;&quot;&quot;;IF([.A256]&gt;[.B255];[.A256];[.B255]);&quot;&quot;)">
            <text:p/>
          </table:table-cell>
          <table:table-cell table:style-name="ce7" table:formula="of:=IF([.A256]=&quot;&quot;;[.B25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56]&lt;&gt;&quot;&quot;;IF([.A257]&gt;[.B256];[.A257];[.B256]);&quot;&quot;)">
            <text:p/>
          </table:table-cell>
          <table:table-cell table:style-name="ce7" table:formula="of:=IF([.A257]=&quot;&quot;;[.B25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57]&lt;&gt;&quot;&quot;;IF([.A258]&gt;[.B257];[.A258];[.B257]);&quot;&quot;)">
            <text:p/>
          </table:table-cell>
          <table:table-cell table:style-name="ce7" table:formula="of:=IF([.A258]=&quot;&quot;;[.B25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58]&lt;&gt;&quot;&quot;;IF([.A259]&gt;[.B258];[.A259];[.B258]);&quot;&quot;)">
            <text:p/>
          </table:table-cell>
          <table:table-cell table:style-name="ce7" table:formula="of:=IF([.A259]=&quot;&quot;;[.B25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59]&lt;&gt;&quot;&quot;;IF([.A260]&gt;[.B259];[.A260];[.B259]);&quot;&quot;)">
            <text:p/>
          </table:table-cell>
          <table:table-cell table:style-name="ce7" table:formula="of:=IF([.A260]=&quot;&quot;;[.B26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60]&lt;&gt;&quot;&quot;;IF([.A261]&gt;[.B260];[.A261];[.B260]);&quot;&quot;)">
            <text:p/>
          </table:table-cell>
          <table:table-cell table:style-name="ce7" table:formula="of:=IF([.A261]=&quot;&quot;;[.B26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61]&lt;&gt;&quot;&quot;;IF([.A262]&gt;[.B261];[.A262];[.B261]);&quot;&quot;)">
            <text:p/>
          </table:table-cell>
          <table:table-cell table:style-name="ce7" table:formula="of:=IF([.A262]=&quot;&quot;;[.B26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62]&lt;&gt;&quot;&quot;;IF([.A263]&gt;[.B262];[.A263];[.B262]);&quot;&quot;)">
            <text:p/>
          </table:table-cell>
          <table:table-cell table:style-name="ce7" table:formula="of:=IF([.A263]=&quot;&quot;;[.B26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63]&lt;&gt;&quot;&quot;;IF([.A264]&gt;[.B263];[.A264];[.B263]);&quot;&quot;)">
            <text:p/>
          </table:table-cell>
          <table:table-cell table:style-name="ce7" table:formula="of:=IF([.A264]=&quot;&quot;;[.B26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64]&lt;&gt;&quot;&quot;;IF([.A265]&gt;[.B264];[.A265];[.B264]);&quot;&quot;)">
            <text:p/>
          </table:table-cell>
          <table:table-cell table:style-name="ce7" table:formula="of:=IF([.A265]=&quot;&quot;;[.B26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65]&lt;&gt;&quot;&quot;;IF([.A266]&gt;[.B265];[.A266];[.B265]);&quot;&quot;)">
            <text:p/>
          </table:table-cell>
          <table:table-cell table:style-name="ce7" table:formula="of:=IF([.A266]=&quot;&quot;;[.B26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66]&lt;&gt;&quot;&quot;;IF([.A267]&gt;[.B266];[.A267];[.B266]);&quot;&quot;)">
            <text:p/>
          </table:table-cell>
          <table:table-cell table:style-name="ce7" table:formula="of:=IF([.A267]=&quot;&quot;;[.B26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67]&lt;&gt;&quot;&quot;;IF([.A268]&gt;[.B267];[.A268];[.B267]);&quot;&quot;)">
            <text:p/>
          </table:table-cell>
          <table:table-cell table:style-name="ce7" table:formula="of:=IF([.A268]=&quot;&quot;;[.B26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68]&lt;&gt;&quot;&quot;;IF([.A269]&gt;[.B268];[.A269];[.B268]);&quot;&quot;)">
            <text:p/>
          </table:table-cell>
          <table:table-cell table:style-name="ce7" table:formula="of:=IF([.A269]=&quot;&quot;;[.B26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69]&lt;&gt;&quot;&quot;;IF([.A270]&gt;[.B269];[.A270];[.B269]);&quot;&quot;)">
            <text:p/>
          </table:table-cell>
          <table:table-cell table:style-name="ce7" table:formula="of:=IF([.A270]=&quot;&quot;;[.B27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70]&lt;&gt;&quot;&quot;;IF([.A271]&gt;[.B270];[.A271];[.B270]);&quot;&quot;)">
            <text:p/>
          </table:table-cell>
          <table:table-cell table:style-name="ce7" table:formula="of:=IF([.A271]=&quot;&quot;;[.B27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71]&lt;&gt;&quot;&quot;;IF([.A272]&gt;[.B271];[.A272];[.B271]);&quot;&quot;)">
            <text:p/>
          </table:table-cell>
          <table:table-cell table:style-name="ce7" table:formula="of:=IF([.A272]=&quot;&quot;;[.B27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72]&lt;&gt;&quot;&quot;;IF([.A273]&gt;[.B272];[.A273];[.B272]);&quot;&quot;)">
            <text:p/>
          </table:table-cell>
          <table:table-cell table:style-name="ce7" table:formula="of:=IF([.A273]=&quot;&quot;;[.B27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73]&lt;&gt;&quot;&quot;;IF([.A274]&gt;[.B273];[.A274];[.B273]);&quot;&quot;)">
            <text:p/>
          </table:table-cell>
          <table:table-cell table:style-name="ce7" table:formula="of:=IF([.A274]=&quot;&quot;;[.B27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74]&lt;&gt;&quot;&quot;;IF([.A275]&gt;[.B274];[.A275];[.B274]);&quot;&quot;)">
            <text:p/>
          </table:table-cell>
          <table:table-cell table:style-name="ce7" table:formula="of:=IF([.A275]=&quot;&quot;;[.B27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75]&lt;&gt;&quot;&quot;;IF([.A276]&gt;[.B275];[.A276];[.B275]);&quot;&quot;)">
            <text:p/>
          </table:table-cell>
          <table:table-cell table:style-name="ce7" table:formula="of:=IF([.A276]=&quot;&quot;;[.B27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76]&lt;&gt;&quot;&quot;;IF([.A277]&gt;[.B276];[.A277];[.B276]);&quot;&quot;)">
            <text:p/>
          </table:table-cell>
          <table:table-cell table:style-name="ce7" table:formula="of:=IF([.A277]=&quot;&quot;;[.B27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77]&lt;&gt;&quot;&quot;;IF([.A278]&gt;[.B277];[.A278];[.B277]);&quot;&quot;)">
            <text:p/>
          </table:table-cell>
          <table:table-cell table:style-name="ce7" table:formula="of:=IF([.A278]=&quot;&quot;;[.B27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78]&lt;&gt;&quot;&quot;;IF([.A279]&gt;[.B278];[.A279];[.B278]);&quot;&quot;)">
            <text:p/>
          </table:table-cell>
          <table:table-cell table:style-name="ce7" table:formula="of:=IF([.A279]=&quot;&quot;;[.B27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79]&lt;&gt;&quot;&quot;;IF([.A280]&gt;[.B279];[.A280];[.B279]);&quot;&quot;)">
            <text:p/>
          </table:table-cell>
          <table:table-cell table:style-name="ce7" table:formula="of:=IF([.A280]=&quot;&quot;;[.B28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80]&lt;&gt;&quot;&quot;;IF([.A281]&gt;[.B280];[.A281];[.B280]);&quot;&quot;)">
            <text:p/>
          </table:table-cell>
          <table:table-cell table:style-name="ce7" table:formula="of:=IF([.A281]=&quot;&quot;;[.B28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81]&lt;&gt;&quot;&quot;;IF([.A282]&gt;[.B281];[.A282];[.B281]);&quot;&quot;)">
            <text:p/>
          </table:table-cell>
          <table:table-cell table:style-name="ce7" table:formula="of:=IF([.A282]=&quot;&quot;;[.B28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82]&lt;&gt;&quot;&quot;;IF([.A283]&gt;[.B282];[.A283];[.B282]);&quot;&quot;)">
            <text:p/>
          </table:table-cell>
          <table:table-cell table:style-name="ce7" table:formula="of:=IF([.A283]=&quot;&quot;;[.B28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83]&lt;&gt;&quot;&quot;;IF([.A284]&gt;[.B283];[.A284];[.B283]);&quot;&quot;)">
            <text:p/>
          </table:table-cell>
          <table:table-cell table:style-name="ce7" table:formula="of:=IF([.A284]=&quot;&quot;;[.B28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84]&lt;&gt;&quot;&quot;;IF([.A285]&gt;[.B284];[.A285];[.B284]);&quot;&quot;)">
            <text:p/>
          </table:table-cell>
          <table:table-cell table:style-name="ce7" table:formula="of:=IF([.A285]=&quot;&quot;;[.B28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85]&lt;&gt;&quot;&quot;;IF([.A286]&gt;[.B285];[.A286];[.B285]);&quot;&quot;)">
            <text:p/>
          </table:table-cell>
          <table:table-cell table:style-name="ce7" table:formula="of:=IF([.A286]=&quot;&quot;;[.B28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86]&lt;&gt;&quot;&quot;;IF([.A287]&gt;[.B286];[.A287];[.B286]);&quot;&quot;)">
            <text:p/>
          </table:table-cell>
          <table:table-cell table:style-name="ce7" table:formula="of:=IF([.A287]=&quot;&quot;;[.B28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87]&lt;&gt;&quot;&quot;;IF([.A288]&gt;[.B287];[.A288];[.B287]);&quot;&quot;)">
            <text:p/>
          </table:table-cell>
          <table:table-cell table:style-name="ce7" table:formula="of:=IF([.A288]=&quot;&quot;;[.B28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88]&lt;&gt;&quot;&quot;;IF([.A289]&gt;[.B288];[.A289];[.B288]);&quot;&quot;)">
            <text:p/>
          </table:table-cell>
          <table:table-cell table:style-name="ce7" table:formula="of:=IF([.A289]=&quot;&quot;;[.B28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89]&lt;&gt;&quot;&quot;;IF([.A290]&gt;[.B289];[.A290];[.B289]);&quot;&quot;)">
            <text:p/>
          </table:table-cell>
          <table:table-cell table:style-name="ce7" table:formula="of:=IF([.A290]=&quot;&quot;;[.B29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90]&lt;&gt;&quot;&quot;;IF([.A291]&gt;[.B290];[.A291];[.B290]);&quot;&quot;)">
            <text:p/>
          </table:table-cell>
          <table:table-cell table:style-name="ce7" table:formula="of:=IF([.A291]=&quot;&quot;;[.B29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91]&lt;&gt;&quot;&quot;;IF([.A292]&gt;[.B291];[.A292];[.B291]);&quot;&quot;)">
            <text:p/>
          </table:table-cell>
          <table:table-cell table:style-name="ce7" table:formula="of:=IF([.A292]=&quot;&quot;;[.B29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92]&lt;&gt;&quot;&quot;;IF([.A293]&gt;[.B292];[.A293];[.B292]);&quot;&quot;)">
            <text:p/>
          </table:table-cell>
          <table:table-cell table:style-name="ce7" table:formula="of:=IF([.A293]=&quot;&quot;;[.B29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93]&lt;&gt;&quot;&quot;;IF([.A294]&gt;[.B293];[.A294];[.B293]);&quot;&quot;)">
            <text:p/>
          </table:table-cell>
          <table:table-cell table:style-name="ce7" table:formula="of:=IF([.A294]=&quot;&quot;;[.B29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94]&lt;&gt;&quot;&quot;;IF([.A295]&gt;[.B294];[.A295];[.B294]);&quot;&quot;)">
            <text:p/>
          </table:table-cell>
          <table:table-cell table:style-name="ce7" table:formula="of:=IF([.A295]=&quot;&quot;;[.B29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95]&lt;&gt;&quot;&quot;;IF([.A296]&gt;[.B295];[.A296];[.B295]);&quot;&quot;)">
            <text:p/>
          </table:table-cell>
          <table:table-cell table:style-name="ce7" table:formula="of:=IF([.A296]=&quot;&quot;;[.B29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96]&lt;&gt;&quot;&quot;;IF([.A297]&gt;[.B296];[.A297];[.B296]);&quot;&quot;)">
            <text:p/>
          </table:table-cell>
          <table:table-cell table:style-name="ce7" table:formula="of:=IF([.A297]=&quot;&quot;;[.B29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97]&lt;&gt;&quot;&quot;;IF([.A298]&gt;[.B297];[.A298];[.B297]);&quot;&quot;)">
            <text:p/>
          </table:table-cell>
          <table:table-cell table:style-name="ce7" table:formula="of:=IF([.A298]=&quot;&quot;;[.B29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98]&lt;&gt;&quot;&quot;;IF([.A299]&gt;[.B298];[.A299];[.B298]);&quot;&quot;)">
            <text:p/>
          </table:table-cell>
          <table:table-cell table:style-name="ce7" table:formula="of:=IF([.A299]=&quot;&quot;;[.B29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299]&lt;&gt;&quot;&quot;;IF([.A300]&gt;[.B299];[.A300];[.B299]);&quot;&quot;)">
            <text:p/>
          </table:table-cell>
          <table:table-cell table:style-name="ce7" table:formula="of:=IF([.A300]=&quot;&quot;;[.B30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00]&lt;&gt;&quot;&quot;;IF([.A301]&gt;[.B300];[.A301];[.B300]);&quot;&quot;)">
            <text:p/>
          </table:table-cell>
          <table:table-cell table:style-name="ce7" table:formula="of:=IF([.A301]=&quot;&quot;;[.B30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01]&lt;&gt;&quot;&quot;;IF([.A302]&gt;[.B301];[.A302];[.B301]);&quot;&quot;)">
            <text:p/>
          </table:table-cell>
          <table:table-cell table:style-name="ce7" table:formula="of:=IF([.A302]=&quot;&quot;;[.B30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02]&lt;&gt;&quot;&quot;;IF([.A303]&gt;[.B302];[.A303];[.B302]);&quot;&quot;)">
            <text:p/>
          </table:table-cell>
          <table:table-cell table:style-name="ce7" table:formula="of:=IF([.A303]=&quot;&quot;;[.B30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03]&lt;&gt;&quot;&quot;;IF([.A304]&gt;[.B303];[.A304];[.B303]);&quot;&quot;)">
            <text:p/>
          </table:table-cell>
          <table:table-cell table:style-name="ce7" table:formula="of:=IF([.A304]=&quot;&quot;;[.B30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04]&lt;&gt;&quot;&quot;;IF([.A305]&gt;[.B304];[.A305];[.B304]);&quot;&quot;)">
            <text:p/>
          </table:table-cell>
          <table:table-cell table:style-name="ce7" table:formula="of:=IF([.A305]=&quot;&quot;;[.B30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05]&lt;&gt;&quot;&quot;;IF([.A306]&gt;[.B305];[.A306];[.B305]);&quot;&quot;)">
            <text:p/>
          </table:table-cell>
          <table:table-cell table:style-name="ce7" table:formula="of:=IF([.A306]=&quot;&quot;;[.B30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06]&lt;&gt;&quot;&quot;;IF([.A307]&gt;[.B306];[.A307];[.B306]);&quot;&quot;)">
            <text:p/>
          </table:table-cell>
          <table:table-cell table:style-name="ce7" table:formula="of:=IF([.A307]=&quot;&quot;;[.B30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07]&lt;&gt;&quot;&quot;;IF([.A308]&gt;[.B307];[.A308];[.B307]);&quot;&quot;)">
            <text:p/>
          </table:table-cell>
          <table:table-cell table:style-name="ce7" table:formula="of:=IF([.A308]=&quot;&quot;;[.B30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08]&lt;&gt;&quot;&quot;;IF([.A309]&gt;[.B308];[.A309];[.B308]);&quot;&quot;)">
            <text:p/>
          </table:table-cell>
          <table:table-cell table:style-name="ce7" table:formula="of:=IF([.A309]=&quot;&quot;;[.B30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09]&lt;&gt;&quot;&quot;;IF([.A310]&gt;[.B309];[.A310];[.B309]);&quot;&quot;)">
            <text:p/>
          </table:table-cell>
          <table:table-cell table:style-name="ce7" table:formula="of:=IF([.A310]=&quot;&quot;;[.B31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10]&lt;&gt;&quot;&quot;;IF([.A311]&gt;[.B310];[.A311];[.B310]);&quot;&quot;)">
            <text:p/>
          </table:table-cell>
          <table:table-cell table:style-name="ce7" table:formula="of:=IF([.A311]=&quot;&quot;;[.B31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11]&lt;&gt;&quot;&quot;;IF([.A312]&gt;[.B311];[.A312];[.B311]);&quot;&quot;)">
            <text:p/>
          </table:table-cell>
          <table:table-cell table:style-name="ce7" table:formula="of:=IF([.A312]=&quot;&quot;;[.B31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12]&lt;&gt;&quot;&quot;;IF([.A313]&gt;[.B312];[.A313];[.B312]);&quot;&quot;)">
            <text:p/>
          </table:table-cell>
          <table:table-cell table:style-name="ce7" table:formula="of:=IF([.A313]=&quot;&quot;;[.B31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13]&lt;&gt;&quot;&quot;;IF([.A314]&gt;[.B313];[.A314];[.B313]);&quot;&quot;)">
            <text:p/>
          </table:table-cell>
          <table:table-cell table:style-name="ce7" table:formula="of:=IF([.A314]=&quot;&quot;;[.B31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14]&lt;&gt;&quot;&quot;;IF([.A315]&gt;[.B314];[.A315];[.B314]);&quot;&quot;)">
            <text:p/>
          </table:table-cell>
          <table:table-cell table:style-name="ce7" table:formula="of:=IF([.A315]=&quot;&quot;;[.B31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15]&lt;&gt;&quot;&quot;;IF([.A316]&gt;[.B315];[.A316];[.B315]);&quot;&quot;)">
            <text:p/>
          </table:table-cell>
          <table:table-cell table:style-name="ce7" table:formula="of:=IF([.A316]=&quot;&quot;;[.B31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16]&lt;&gt;&quot;&quot;;IF([.A317]&gt;[.B316];[.A317];[.B316]);&quot;&quot;)">
            <text:p/>
          </table:table-cell>
          <table:table-cell table:style-name="ce7" table:formula="of:=IF([.A317]=&quot;&quot;;[.B31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17]&lt;&gt;&quot;&quot;;IF([.A318]&gt;[.B317];[.A318];[.B317]);&quot;&quot;)">
            <text:p/>
          </table:table-cell>
          <table:table-cell table:style-name="ce7" table:formula="of:=IF([.A318]=&quot;&quot;;[.B31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18]&lt;&gt;&quot;&quot;;IF([.A319]&gt;[.B318];[.A319];[.B318]);&quot;&quot;)">
            <text:p/>
          </table:table-cell>
          <table:table-cell table:style-name="ce7" table:formula="of:=IF([.A319]=&quot;&quot;;[.B31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19]&lt;&gt;&quot;&quot;;IF([.A320]&gt;[.B319];[.A320];[.B319]);&quot;&quot;)">
            <text:p/>
          </table:table-cell>
          <table:table-cell table:style-name="ce7" table:formula="of:=IF([.A320]=&quot;&quot;;[.B32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20]&lt;&gt;&quot;&quot;;IF([.A321]&gt;[.B320];[.A321];[.B320]);&quot;&quot;)">
            <text:p/>
          </table:table-cell>
          <table:table-cell table:style-name="ce7" table:formula="of:=IF([.A321]=&quot;&quot;;[.B32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21]&lt;&gt;&quot;&quot;;IF([.A322]&gt;[.B321];[.A322];[.B321]);&quot;&quot;)">
            <text:p/>
          </table:table-cell>
          <table:table-cell table:style-name="ce7" table:formula="of:=IF([.A322]=&quot;&quot;;[.B32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22]&lt;&gt;&quot;&quot;;IF([.A323]&gt;[.B322];[.A323];[.B322]);&quot;&quot;)">
            <text:p/>
          </table:table-cell>
          <table:table-cell table:style-name="ce7" table:formula="of:=IF([.A323]=&quot;&quot;;[.B32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23]&lt;&gt;&quot;&quot;;IF([.A324]&gt;[.B323];[.A324];[.B323]);&quot;&quot;)">
            <text:p/>
          </table:table-cell>
          <table:table-cell table:style-name="ce7" table:formula="of:=IF([.A324]=&quot;&quot;;[.B32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24]&lt;&gt;&quot;&quot;;IF([.A325]&gt;[.B324];[.A325];[.B324]);&quot;&quot;)">
            <text:p/>
          </table:table-cell>
          <table:table-cell table:style-name="ce7" table:formula="of:=IF([.A325]=&quot;&quot;;[.B32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25]&lt;&gt;&quot;&quot;;IF([.A326]&gt;[.B325];[.A326];[.B325]);&quot;&quot;)">
            <text:p/>
          </table:table-cell>
          <table:table-cell table:style-name="ce7" table:formula="of:=IF([.A326]=&quot;&quot;;[.B32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26]&lt;&gt;&quot;&quot;;IF([.A327]&gt;[.B326];[.A327];[.B326]);&quot;&quot;)">
            <text:p/>
          </table:table-cell>
          <table:table-cell table:style-name="ce7" table:formula="of:=IF([.A327]=&quot;&quot;;[.B32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27]&lt;&gt;&quot;&quot;;IF([.A328]&gt;[.B327];[.A328];[.B327]);&quot;&quot;)">
            <text:p/>
          </table:table-cell>
          <table:table-cell table:style-name="ce7" table:formula="of:=IF([.A328]=&quot;&quot;;[.B32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28]&lt;&gt;&quot;&quot;;IF([.A329]&gt;[.B328];[.A329];[.B328]);&quot;&quot;)">
            <text:p/>
          </table:table-cell>
          <table:table-cell table:style-name="ce7" table:formula="of:=IF([.A329]=&quot;&quot;;[.B32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29]&lt;&gt;&quot;&quot;;IF([.A330]&gt;[.B329];[.A330];[.B329]);&quot;&quot;)">
            <text:p/>
          </table:table-cell>
          <table:table-cell table:style-name="ce7" table:formula="of:=IF([.A330]=&quot;&quot;;[.B33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30]&lt;&gt;&quot;&quot;;IF([.A331]&gt;[.B330];[.A331];[.B330]);&quot;&quot;)">
            <text:p/>
          </table:table-cell>
          <table:table-cell table:style-name="ce7" table:formula="of:=IF([.A331]=&quot;&quot;;[.B33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31]&lt;&gt;&quot;&quot;;IF([.A332]&gt;[.B331];[.A332];[.B331]);&quot;&quot;)">
            <text:p/>
          </table:table-cell>
          <table:table-cell table:style-name="ce7" table:formula="of:=IF([.A332]=&quot;&quot;;[.B33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32]&lt;&gt;&quot;&quot;;IF([.A333]&gt;[.B332];[.A333];[.B332]);&quot;&quot;)">
            <text:p/>
          </table:table-cell>
          <table:table-cell table:style-name="ce7" table:formula="of:=IF([.A333]=&quot;&quot;;[.B33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33]&lt;&gt;&quot;&quot;;IF([.A334]&gt;[.B333];[.A334];[.B333]);&quot;&quot;)">
            <text:p/>
          </table:table-cell>
          <table:table-cell table:style-name="ce7" table:formula="of:=IF([.A334]=&quot;&quot;;[.B33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34]&lt;&gt;&quot;&quot;;IF([.A335]&gt;[.B334];[.A335];[.B334]);&quot;&quot;)">
            <text:p/>
          </table:table-cell>
          <table:table-cell table:style-name="ce7" table:formula="of:=IF([.A335]=&quot;&quot;;[.B33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35]&lt;&gt;&quot;&quot;;IF([.A336]&gt;[.B335];[.A336];[.B335]);&quot;&quot;)">
            <text:p/>
          </table:table-cell>
          <table:table-cell table:style-name="ce7" table:formula="of:=IF([.A336]=&quot;&quot;;[.B33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36]&lt;&gt;&quot;&quot;;IF([.A337]&gt;[.B336];[.A337];[.B336]);&quot;&quot;)">
            <text:p/>
          </table:table-cell>
          <table:table-cell table:style-name="ce7" table:formula="of:=IF([.A337]=&quot;&quot;;[.B33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37]&lt;&gt;&quot;&quot;;IF([.A338]&gt;[.B337];[.A338];[.B337]);&quot;&quot;)">
            <text:p/>
          </table:table-cell>
          <table:table-cell table:style-name="ce7" table:formula="of:=IF([.A338]=&quot;&quot;;[.B33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38]&lt;&gt;&quot;&quot;;IF([.A339]&gt;[.B338];[.A339];[.B338]);&quot;&quot;)">
            <text:p/>
          </table:table-cell>
          <table:table-cell table:style-name="ce7" table:formula="of:=IF([.A339]=&quot;&quot;;[.B33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39]&lt;&gt;&quot;&quot;;IF([.A340]&gt;[.B339];[.A340];[.B339]);&quot;&quot;)">
            <text:p/>
          </table:table-cell>
          <table:table-cell table:style-name="ce7" table:formula="of:=IF([.A340]=&quot;&quot;;[.B34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40]&lt;&gt;&quot;&quot;;IF([.A341]&gt;[.B340];[.A341];[.B340]);&quot;&quot;)">
            <text:p/>
          </table:table-cell>
          <table:table-cell table:style-name="ce7" table:formula="of:=IF([.A341]=&quot;&quot;;[.B34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41]&lt;&gt;&quot;&quot;;IF([.A342]&gt;[.B341];[.A342];[.B341]);&quot;&quot;)">
            <text:p/>
          </table:table-cell>
          <table:table-cell table:style-name="ce7" table:formula="of:=IF([.A342]=&quot;&quot;;[.B34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42]&lt;&gt;&quot;&quot;;IF([.A343]&gt;[.B342];[.A343];[.B342]);&quot;&quot;)">
            <text:p/>
          </table:table-cell>
          <table:table-cell table:style-name="ce7" table:formula="of:=IF([.A343]=&quot;&quot;;[.B34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43]&lt;&gt;&quot;&quot;;IF([.A344]&gt;[.B343];[.A344];[.B343]);&quot;&quot;)">
            <text:p/>
          </table:table-cell>
          <table:table-cell table:style-name="ce7" table:formula="of:=IF([.A344]=&quot;&quot;;[.B34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44]&lt;&gt;&quot;&quot;;IF([.A345]&gt;[.B344];[.A345];[.B344]);&quot;&quot;)">
            <text:p/>
          </table:table-cell>
          <table:table-cell table:style-name="ce7" table:formula="of:=IF([.A345]=&quot;&quot;;[.B34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45]&lt;&gt;&quot;&quot;;IF([.A346]&gt;[.B345];[.A346];[.B345]);&quot;&quot;)">
            <text:p/>
          </table:table-cell>
          <table:table-cell table:style-name="ce7" table:formula="of:=IF([.A346]=&quot;&quot;;[.B34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46]&lt;&gt;&quot;&quot;;IF([.A347]&gt;[.B346];[.A347];[.B346]);&quot;&quot;)">
            <text:p/>
          </table:table-cell>
          <table:table-cell table:style-name="ce7" table:formula="of:=IF([.A347]=&quot;&quot;;[.B34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47]&lt;&gt;&quot;&quot;;IF([.A348]&gt;[.B347];[.A348];[.B347]);&quot;&quot;)">
            <text:p/>
          </table:table-cell>
          <table:table-cell table:style-name="ce7" table:formula="of:=IF([.A348]=&quot;&quot;;[.B34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48]&lt;&gt;&quot;&quot;;IF([.A349]&gt;[.B348];[.A349];[.B348]);&quot;&quot;)">
            <text:p/>
          </table:table-cell>
          <table:table-cell table:style-name="ce7" table:formula="of:=IF([.A349]=&quot;&quot;;[.B34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49]&lt;&gt;&quot;&quot;;IF([.A350]&gt;[.B349];[.A350];[.B349]);&quot;&quot;)">
            <text:p/>
          </table:table-cell>
          <table:table-cell table:style-name="ce7" table:formula="of:=IF([.A350]=&quot;&quot;;[.B35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50]&lt;&gt;&quot;&quot;;IF([.A351]&gt;[.B350];[.A351];[.B350]);&quot;&quot;)">
            <text:p/>
          </table:table-cell>
          <table:table-cell table:style-name="ce7" table:formula="of:=IF([.A351]=&quot;&quot;;[.B35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51]&lt;&gt;&quot;&quot;;IF([.A352]&gt;[.B351];[.A352];[.B351]);&quot;&quot;)">
            <text:p/>
          </table:table-cell>
          <table:table-cell table:style-name="ce7" table:formula="of:=IF([.A352]=&quot;&quot;;[.B35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52]&lt;&gt;&quot;&quot;;IF([.A353]&gt;[.B352];[.A353];[.B352]);&quot;&quot;)">
            <text:p/>
          </table:table-cell>
          <table:table-cell table:style-name="ce7" table:formula="of:=IF([.A353]=&quot;&quot;;[.B35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53]&lt;&gt;&quot;&quot;;IF([.A354]&gt;[.B353];[.A354];[.B353]);&quot;&quot;)">
            <text:p/>
          </table:table-cell>
          <table:table-cell table:style-name="ce7" table:formula="of:=IF([.A354]=&quot;&quot;;[.B35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54]&lt;&gt;&quot;&quot;;IF([.A355]&gt;[.B354];[.A355];[.B354]);&quot;&quot;)">
            <text:p/>
          </table:table-cell>
          <table:table-cell table:style-name="ce7" table:formula="of:=IF([.A355]=&quot;&quot;;[.B35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55]&lt;&gt;&quot;&quot;;IF([.A356]&gt;[.B355];[.A356];[.B355]);&quot;&quot;)">
            <text:p/>
          </table:table-cell>
          <table:table-cell table:style-name="ce7" table:formula="of:=IF([.A356]=&quot;&quot;;[.B35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56]&lt;&gt;&quot;&quot;;IF([.A357]&gt;[.B356];[.A357];[.B356]);&quot;&quot;)">
            <text:p/>
          </table:table-cell>
          <table:table-cell table:style-name="ce7" table:formula="of:=IF([.A357]=&quot;&quot;;[.B35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57]&lt;&gt;&quot;&quot;;IF([.A358]&gt;[.B357];[.A358];[.B357]);&quot;&quot;)">
            <text:p/>
          </table:table-cell>
          <table:table-cell table:style-name="ce7" table:formula="of:=IF([.A358]=&quot;&quot;;[.B35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58]&lt;&gt;&quot;&quot;;IF([.A359]&gt;[.B358];[.A359];[.B358]);&quot;&quot;)">
            <text:p/>
          </table:table-cell>
          <table:table-cell table:style-name="ce7" table:formula="of:=IF([.A359]=&quot;&quot;;[.B35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59]&lt;&gt;&quot;&quot;;IF([.A360]&gt;[.B359];[.A360];[.B359]);&quot;&quot;)">
            <text:p/>
          </table:table-cell>
          <table:table-cell table:style-name="ce7" table:formula="of:=IF([.A360]=&quot;&quot;;[.B36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60]&lt;&gt;&quot;&quot;;IF([.A361]&gt;[.B360];[.A361];[.B360]);&quot;&quot;)">
            <text:p/>
          </table:table-cell>
          <table:table-cell table:style-name="ce7" table:formula="of:=IF([.A361]=&quot;&quot;;[.B36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61]&lt;&gt;&quot;&quot;;IF([.A362]&gt;[.B361];[.A362];[.B361]);&quot;&quot;)">
            <text:p/>
          </table:table-cell>
          <table:table-cell table:style-name="ce7" table:formula="of:=IF([.A362]=&quot;&quot;;[.B36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62]&lt;&gt;&quot;&quot;;IF([.A363]&gt;[.B362];[.A363];[.B362]);&quot;&quot;)">
            <text:p/>
          </table:table-cell>
          <table:table-cell table:style-name="ce7" table:formula="of:=IF([.A363]=&quot;&quot;;[.B36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63]&lt;&gt;&quot;&quot;;IF([.A364]&gt;[.B363];[.A364];[.B363]);&quot;&quot;)">
            <text:p/>
          </table:table-cell>
          <table:table-cell table:style-name="ce7" table:formula="of:=IF([.A364]=&quot;&quot;;[.B36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64]&lt;&gt;&quot;&quot;;IF([.A365]&gt;[.B364];[.A365];[.B364]);&quot;&quot;)">
            <text:p/>
          </table:table-cell>
          <table:table-cell table:style-name="ce7" table:formula="of:=IF([.A365]=&quot;&quot;;[.B36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65]&lt;&gt;&quot;&quot;;IF([.A366]&gt;[.B365];[.A366];[.B365]);&quot;&quot;)">
            <text:p/>
          </table:table-cell>
          <table:table-cell table:style-name="ce7" table:formula="of:=IF([.A366]=&quot;&quot;;[.B36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66]&lt;&gt;&quot;&quot;;IF([.A367]&gt;[.B366];[.A367];[.B366]);&quot;&quot;)">
            <text:p/>
          </table:table-cell>
          <table:table-cell table:style-name="ce7" table:formula="of:=IF([.A367]=&quot;&quot;;[.B36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67]&lt;&gt;&quot;&quot;;IF([.A368]&gt;[.B367];[.A368];[.B367]);&quot;&quot;)">
            <text:p/>
          </table:table-cell>
          <table:table-cell table:style-name="ce7" table:formula="of:=IF([.A368]=&quot;&quot;;[.B36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68]&lt;&gt;&quot;&quot;;IF([.A369]&gt;[.B368];[.A369];[.B368]);&quot;&quot;)">
            <text:p/>
          </table:table-cell>
          <table:table-cell table:style-name="ce7" table:formula="of:=IF([.A369]=&quot;&quot;;[.B36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69]&lt;&gt;&quot;&quot;;IF([.A370]&gt;[.B369];[.A370];[.B369]);&quot;&quot;)">
            <text:p/>
          </table:table-cell>
          <table:table-cell table:style-name="ce7" table:formula="of:=IF([.A370]=&quot;&quot;;[.B37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70]&lt;&gt;&quot;&quot;;IF([.A371]&gt;[.B370];[.A371];[.B370]);&quot;&quot;)">
            <text:p/>
          </table:table-cell>
          <table:table-cell table:style-name="ce7" table:formula="of:=IF([.A371]=&quot;&quot;;[.B37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71]&lt;&gt;&quot;&quot;;IF([.A372]&gt;[.B371];[.A372];[.B371]);&quot;&quot;)">
            <text:p/>
          </table:table-cell>
          <table:table-cell table:style-name="ce7" table:formula="of:=IF([.A372]=&quot;&quot;;[.B37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72]&lt;&gt;&quot;&quot;;IF([.A373]&gt;[.B372];[.A373];[.B372]);&quot;&quot;)">
            <text:p/>
          </table:table-cell>
          <table:table-cell table:style-name="ce7" table:formula="of:=IF([.A373]=&quot;&quot;;[.B37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73]&lt;&gt;&quot;&quot;;IF([.A374]&gt;[.B373];[.A374];[.B373]);&quot;&quot;)">
            <text:p/>
          </table:table-cell>
          <table:table-cell table:style-name="ce7" table:formula="of:=IF([.A374]=&quot;&quot;;[.B37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74]&lt;&gt;&quot;&quot;;IF([.A375]&gt;[.B374];[.A375];[.B374]);&quot;&quot;)">
            <text:p/>
          </table:table-cell>
          <table:table-cell table:style-name="ce7" table:formula="of:=IF([.A375]=&quot;&quot;;[.B37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75]&lt;&gt;&quot;&quot;;IF([.A376]&gt;[.B375];[.A376];[.B375]);&quot;&quot;)">
            <text:p/>
          </table:table-cell>
          <table:table-cell table:style-name="ce7" table:formula="of:=IF([.A376]=&quot;&quot;;[.B37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76]&lt;&gt;&quot;&quot;;IF([.A377]&gt;[.B376];[.A377];[.B376]);&quot;&quot;)">
            <text:p/>
          </table:table-cell>
          <table:table-cell table:style-name="ce7" table:formula="of:=IF([.A377]=&quot;&quot;;[.B37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77]&lt;&gt;&quot;&quot;;IF([.A378]&gt;[.B377];[.A378];[.B377]);&quot;&quot;)">
            <text:p/>
          </table:table-cell>
          <table:table-cell table:style-name="ce7" table:formula="of:=IF([.A378]=&quot;&quot;;[.B37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78]&lt;&gt;&quot;&quot;;IF([.A379]&gt;[.B378];[.A379];[.B378]);&quot;&quot;)">
            <text:p/>
          </table:table-cell>
          <table:table-cell table:style-name="ce7" table:formula="of:=IF([.A379]=&quot;&quot;;[.B37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79]&lt;&gt;&quot;&quot;;IF([.A380]&gt;[.B379];[.A380];[.B379]);&quot;&quot;)">
            <text:p/>
          </table:table-cell>
          <table:table-cell table:style-name="ce7" table:formula="of:=IF([.A380]=&quot;&quot;;[.B38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80]&lt;&gt;&quot;&quot;;IF([.A381]&gt;[.B380];[.A381];[.B380]);&quot;&quot;)">
            <text:p/>
          </table:table-cell>
          <table:table-cell table:style-name="ce7" table:formula="of:=IF([.A381]=&quot;&quot;;[.B38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81]&lt;&gt;&quot;&quot;;IF([.A382]&gt;[.B381];[.A382];[.B381]);&quot;&quot;)">
            <text:p/>
          </table:table-cell>
          <table:table-cell table:style-name="ce7" table:formula="of:=IF([.A382]=&quot;&quot;;[.B38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82]&lt;&gt;&quot;&quot;;IF([.A383]&gt;[.B382];[.A383];[.B382]);&quot;&quot;)">
            <text:p/>
          </table:table-cell>
          <table:table-cell table:style-name="ce7" table:formula="of:=IF([.A383]=&quot;&quot;;[.B38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83]&lt;&gt;&quot;&quot;;IF([.A384]&gt;[.B383];[.A384];[.B383]);&quot;&quot;)">
            <text:p/>
          </table:table-cell>
          <table:table-cell table:style-name="ce7" table:formula="of:=IF([.A384]=&quot;&quot;;[.B38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84]&lt;&gt;&quot;&quot;;IF([.A385]&gt;[.B384];[.A385];[.B384]);&quot;&quot;)">
            <text:p/>
          </table:table-cell>
          <table:table-cell table:style-name="ce7" table:formula="of:=IF([.A385]=&quot;&quot;;[.B38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85]&lt;&gt;&quot;&quot;;IF([.A386]&gt;[.B385];[.A386];[.B385]);&quot;&quot;)">
            <text:p/>
          </table:table-cell>
          <table:table-cell table:style-name="ce7" table:formula="of:=IF([.A386]=&quot;&quot;;[.B38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86]&lt;&gt;&quot;&quot;;IF([.A387]&gt;[.B386];[.A387];[.B386]);&quot;&quot;)">
            <text:p/>
          </table:table-cell>
          <table:table-cell table:style-name="ce7" table:formula="of:=IF([.A387]=&quot;&quot;;[.B38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87]&lt;&gt;&quot;&quot;;IF([.A388]&gt;[.B387];[.A388];[.B387]);&quot;&quot;)">
            <text:p/>
          </table:table-cell>
          <table:table-cell table:style-name="ce7" table:formula="of:=IF([.A388]=&quot;&quot;;[.B38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88]&lt;&gt;&quot;&quot;;IF([.A389]&gt;[.B388];[.A389];[.B388]);&quot;&quot;)">
            <text:p/>
          </table:table-cell>
          <table:table-cell table:style-name="ce7" table:formula="of:=IF([.A389]=&quot;&quot;;[.B38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89]&lt;&gt;&quot;&quot;;IF([.A390]&gt;[.B389];[.A390];[.B389]);&quot;&quot;)">
            <text:p/>
          </table:table-cell>
          <table:table-cell table:style-name="ce7" table:formula="of:=IF([.A390]=&quot;&quot;;[.B39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90]&lt;&gt;&quot;&quot;;IF([.A391]&gt;[.B390];[.A391];[.B390]);&quot;&quot;)">
            <text:p/>
          </table:table-cell>
          <table:table-cell table:style-name="ce7" table:formula="of:=IF([.A391]=&quot;&quot;;[.B39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91]&lt;&gt;&quot;&quot;;IF([.A392]&gt;[.B391];[.A392];[.B391]);&quot;&quot;)">
            <text:p/>
          </table:table-cell>
          <table:table-cell table:style-name="ce7" table:formula="of:=IF([.A392]=&quot;&quot;;[.B39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92]&lt;&gt;&quot;&quot;;IF([.A393]&gt;[.B392];[.A393];[.B392]);&quot;&quot;)">
            <text:p/>
          </table:table-cell>
          <table:table-cell table:style-name="ce7" table:formula="of:=IF([.A393]=&quot;&quot;;[.B39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93]&lt;&gt;&quot;&quot;;IF([.A394]&gt;[.B393];[.A394];[.B393]);&quot;&quot;)">
            <text:p/>
          </table:table-cell>
          <table:table-cell table:style-name="ce7" table:formula="of:=IF([.A394]=&quot;&quot;;[.B39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94]&lt;&gt;&quot;&quot;;IF([.A395]&gt;[.B394];[.A395];[.B394]);&quot;&quot;)">
            <text:p/>
          </table:table-cell>
          <table:table-cell table:style-name="ce7" table:formula="of:=IF([.A395]=&quot;&quot;;[.B39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95]&lt;&gt;&quot;&quot;;IF([.A396]&gt;[.B395];[.A396];[.B395]);&quot;&quot;)">
            <text:p/>
          </table:table-cell>
          <table:table-cell table:style-name="ce7" table:formula="of:=IF([.A396]=&quot;&quot;;[.B39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96]&lt;&gt;&quot;&quot;;IF([.A397]&gt;[.B396];[.A397];[.B396]);&quot;&quot;)">
            <text:p/>
          </table:table-cell>
          <table:table-cell table:style-name="ce7" table:formula="of:=IF([.A397]=&quot;&quot;;[.B39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97]&lt;&gt;&quot;&quot;;IF([.A398]&gt;[.B397];[.A398];[.B397]);&quot;&quot;)">
            <text:p/>
          </table:table-cell>
          <table:table-cell table:style-name="ce7" table:formula="of:=IF([.A398]=&quot;&quot;;[.B39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98]&lt;&gt;&quot;&quot;;IF([.A399]&gt;[.B398];[.A399];[.B398]);&quot;&quot;)">
            <text:p/>
          </table:table-cell>
          <table:table-cell table:style-name="ce7" table:formula="of:=IF([.A399]=&quot;&quot;;[.B39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399]&lt;&gt;&quot;&quot;;IF([.A400]&gt;[.B399];[.A400];[.B399]);&quot;&quot;)">
            <text:p/>
          </table:table-cell>
          <table:table-cell table:style-name="ce7" table:formula="of:=IF([.A400]=&quot;&quot;;[.B40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00]&lt;&gt;&quot;&quot;;IF([.A401]&gt;[.B400];[.A401];[.B400]);&quot;&quot;)">
            <text:p/>
          </table:table-cell>
          <table:table-cell table:style-name="ce7" table:formula="of:=IF([.A401]=&quot;&quot;;[.B40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01]&lt;&gt;&quot;&quot;;IF([.A402]&gt;[.B401];[.A402];[.B401]);&quot;&quot;)">
            <text:p/>
          </table:table-cell>
          <table:table-cell table:style-name="ce7" table:formula="of:=IF([.A402]=&quot;&quot;;[.B40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02]&lt;&gt;&quot;&quot;;IF([.A403]&gt;[.B402];[.A403];[.B402]);&quot;&quot;)">
            <text:p/>
          </table:table-cell>
          <table:table-cell table:style-name="ce7" table:formula="of:=IF([.A403]=&quot;&quot;;[.B40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03]&lt;&gt;&quot;&quot;;IF([.A404]&gt;[.B403];[.A404];[.B403]);&quot;&quot;)">
            <text:p/>
          </table:table-cell>
          <table:table-cell table:style-name="ce7" table:formula="of:=IF([.A404]=&quot;&quot;;[.B40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04]&lt;&gt;&quot;&quot;;IF([.A405]&gt;[.B404];[.A405];[.B404]);&quot;&quot;)">
            <text:p/>
          </table:table-cell>
          <table:table-cell table:style-name="ce7" table:formula="of:=IF([.A405]=&quot;&quot;;[.B40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05]&lt;&gt;&quot;&quot;;IF([.A406]&gt;[.B405];[.A406];[.B405]);&quot;&quot;)">
            <text:p/>
          </table:table-cell>
          <table:table-cell table:style-name="ce7" table:formula="of:=IF([.A406]=&quot;&quot;;[.B40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06]&lt;&gt;&quot;&quot;;IF([.A407]&gt;[.B406];[.A407];[.B406]);&quot;&quot;)">
            <text:p/>
          </table:table-cell>
          <table:table-cell table:style-name="ce7" table:formula="of:=IF([.A407]=&quot;&quot;;[.B40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07]&lt;&gt;&quot;&quot;;IF([.A408]&gt;[.B407];[.A408];[.B407]);&quot;&quot;)">
            <text:p/>
          </table:table-cell>
          <table:table-cell table:style-name="ce7" table:formula="of:=IF([.A408]=&quot;&quot;;[.B40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08]&lt;&gt;&quot;&quot;;IF([.A409]&gt;[.B408];[.A409];[.B408]);&quot;&quot;)">
            <text:p/>
          </table:table-cell>
          <table:table-cell table:style-name="ce7" table:formula="of:=IF([.A409]=&quot;&quot;;[.B40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09]&lt;&gt;&quot;&quot;;IF([.A410]&gt;[.B409];[.A410];[.B409]);&quot;&quot;)">
            <text:p/>
          </table:table-cell>
          <table:table-cell table:style-name="ce7" table:formula="of:=IF([.A410]=&quot;&quot;;[.B41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10]&lt;&gt;&quot;&quot;;IF([.A411]&gt;[.B410];[.A411];[.B410]);&quot;&quot;)">
            <text:p/>
          </table:table-cell>
          <table:table-cell table:style-name="ce7" table:formula="of:=IF([.A411]=&quot;&quot;;[.B41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11]&lt;&gt;&quot;&quot;;IF([.A412]&gt;[.B411];[.A412];[.B411]);&quot;&quot;)">
            <text:p/>
          </table:table-cell>
          <table:table-cell table:style-name="ce7" table:formula="of:=IF([.A412]=&quot;&quot;;[.B41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12]&lt;&gt;&quot;&quot;;IF([.A413]&gt;[.B412];[.A413];[.B412]);&quot;&quot;)">
            <text:p/>
          </table:table-cell>
          <table:table-cell table:style-name="ce7" table:formula="of:=IF([.A413]=&quot;&quot;;[.B41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13]&lt;&gt;&quot;&quot;;IF([.A414]&gt;[.B413];[.A414];[.B413]);&quot;&quot;)">
            <text:p/>
          </table:table-cell>
          <table:table-cell table:style-name="ce7" table:formula="of:=IF([.A414]=&quot;&quot;;[.B41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14]&lt;&gt;&quot;&quot;;IF([.A415]&gt;[.B414];[.A415];[.B414]);&quot;&quot;)">
            <text:p/>
          </table:table-cell>
          <table:table-cell table:style-name="ce7" table:formula="of:=IF([.A415]=&quot;&quot;;[.B41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15]&lt;&gt;&quot;&quot;;IF([.A416]&gt;[.B415];[.A416];[.B415]);&quot;&quot;)">
            <text:p/>
          </table:table-cell>
          <table:table-cell table:style-name="ce7" table:formula="of:=IF([.A416]=&quot;&quot;;[.B41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16]&lt;&gt;&quot;&quot;;IF([.A417]&gt;[.B416];[.A417];[.B416]);&quot;&quot;)">
            <text:p/>
          </table:table-cell>
          <table:table-cell table:style-name="ce7" table:formula="of:=IF([.A417]=&quot;&quot;;[.B41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17]&lt;&gt;&quot;&quot;;IF([.A418]&gt;[.B417];[.A418];[.B417]);&quot;&quot;)">
            <text:p/>
          </table:table-cell>
          <table:table-cell table:style-name="ce7" table:formula="of:=IF([.A418]=&quot;&quot;;[.B41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18]&lt;&gt;&quot;&quot;;IF([.A419]&gt;[.B418];[.A419];[.B418]);&quot;&quot;)">
            <text:p/>
          </table:table-cell>
          <table:table-cell table:style-name="ce7" table:formula="of:=IF([.A419]=&quot;&quot;;[.B41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19]&lt;&gt;&quot;&quot;;IF([.A420]&gt;[.B419];[.A420];[.B419]);&quot;&quot;)">
            <text:p/>
          </table:table-cell>
          <table:table-cell table:style-name="ce7" table:formula="of:=IF([.A420]=&quot;&quot;;[.B42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20]&lt;&gt;&quot;&quot;;IF([.A421]&gt;[.B420];[.A421];[.B420]);&quot;&quot;)">
            <text:p/>
          </table:table-cell>
          <table:table-cell table:style-name="ce7" table:formula="of:=IF([.A421]=&quot;&quot;;[.B42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21]&lt;&gt;&quot;&quot;;IF([.A422]&gt;[.B421];[.A422];[.B421]);&quot;&quot;)">
            <text:p/>
          </table:table-cell>
          <table:table-cell table:style-name="ce7" table:formula="of:=IF([.A422]=&quot;&quot;;[.B42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22]&lt;&gt;&quot;&quot;;IF([.A423]&gt;[.B422];[.A423];[.B422]);&quot;&quot;)">
            <text:p/>
          </table:table-cell>
          <table:table-cell table:style-name="ce7" table:formula="of:=IF([.A423]=&quot;&quot;;[.B42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23]&lt;&gt;&quot;&quot;;IF([.A424]&gt;[.B423];[.A424];[.B423]);&quot;&quot;)">
            <text:p/>
          </table:table-cell>
          <table:table-cell table:style-name="ce7" table:formula="of:=IF([.A424]=&quot;&quot;;[.B42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24]&lt;&gt;&quot;&quot;;IF([.A425]&gt;[.B424];[.A425];[.B424]);&quot;&quot;)">
            <text:p/>
          </table:table-cell>
          <table:table-cell table:style-name="ce7" table:formula="of:=IF([.A425]=&quot;&quot;;[.B42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25]&lt;&gt;&quot;&quot;;IF([.A426]&gt;[.B425];[.A426];[.B425]);&quot;&quot;)">
            <text:p/>
          </table:table-cell>
          <table:table-cell table:style-name="ce7" table:formula="of:=IF([.A426]=&quot;&quot;;[.B42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26]&lt;&gt;&quot;&quot;;IF([.A427]&gt;[.B426];[.A427];[.B426]);&quot;&quot;)">
            <text:p/>
          </table:table-cell>
          <table:table-cell table:style-name="ce7" table:formula="of:=IF([.A427]=&quot;&quot;;[.B42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27]&lt;&gt;&quot;&quot;;IF([.A428]&gt;[.B427];[.A428];[.B427]);&quot;&quot;)">
            <text:p/>
          </table:table-cell>
          <table:table-cell table:style-name="ce7" table:formula="of:=IF([.A428]=&quot;&quot;;[.B42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28]&lt;&gt;&quot;&quot;;IF([.A429]&gt;[.B428];[.A429];[.B428]);&quot;&quot;)">
            <text:p/>
          </table:table-cell>
          <table:table-cell table:style-name="ce7" table:formula="of:=IF([.A429]=&quot;&quot;;[.B42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29]&lt;&gt;&quot;&quot;;IF([.A430]&gt;[.B429];[.A430];[.B429]);&quot;&quot;)">
            <text:p/>
          </table:table-cell>
          <table:table-cell table:style-name="ce7" table:formula="of:=IF([.A430]=&quot;&quot;;[.B43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30]&lt;&gt;&quot;&quot;;IF([.A431]&gt;[.B430];[.A431];[.B430]);&quot;&quot;)">
            <text:p/>
          </table:table-cell>
          <table:table-cell table:style-name="ce7" table:formula="of:=IF([.A431]=&quot;&quot;;[.B43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31]&lt;&gt;&quot;&quot;;IF([.A432]&gt;[.B431];[.A432];[.B431]);&quot;&quot;)">
            <text:p/>
          </table:table-cell>
          <table:table-cell table:style-name="ce7" table:formula="of:=IF([.A432]=&quot;&quot;;[.B43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32]&lt;&gt;&quot;&quot;;IF([.A433]&gt;[.B432];[.A433];[.B432]);&quot;&quot;)">
            <text:p/>
          </table:table-cell>
          <table:table-cell table:style-name="ce7" table:formula="of:=IF([.A433]=&quot;&quot;;[.B43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33]&lt;&gt;&quot;&quot;;IF([.A434]&gt;[.B433];[.A434];[.B433]);&quot;&quot;)">
            <text:p/>
          </table:table-cell>
          <table:table-cell table:style-name="ce7" table:formula="of:=IF([.A434]=&quot;&quot;;[.B43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34]&lt;&gt;&quot;&quot;;IF([.A435]&gt;[.B434];[.A435];[.B434]);&quot;&quot;)">
            <text:p/>
          </table:table-cell>
          <table:table-cell table:style-name="ce7" table:formula="of:=IF([.A435]=&quot;&quot;;[.B43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35]&lt;&gt;&quot;&quot;;IF([.A436]&gt;[.B435];[.A436];[.B435]);&quot;&quot;)">
            <text:p/>
          </table:table-cell>
          <table:table-cell table:style-name="ce7" table:formula="of:=IF([.A436]=&quot;&quot;;[.B43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36]&lt;&gt;&quot;&quot;;IF([.A437]&gt;[.B436];[.A437];[.B436]);&quot;&quot;)">
            <text:p/>
          </table:table-cell>
          <table:table-cell table:style-name="ce7" table:formula="of:=IF([.A437]=&quot;&quot;;[.B43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37]&lt;&gt;&quot;&quot;;IF([.A438]&gt;[.B437];[.A438];[.B437]);&quot;&quot;)">
            <text:p/>
          </table:table-cell>
          <table:table-cell table:style-name="ce7" table:formula="of:=IF([.A438]=&quot;&quot;;[.B43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38]&lt;&gt;&quot;&quot;;IF([.A439]&gt;[.B438];[.A439];[.B438]);&quot;&quot;)">
            <text:p/>
          </table:table-cell>
          <table:table-cell table:style-name="ce7" table:formula="of:=IF([.A439]=&quot;&quot;;[.B43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39]&lt;&gt;&quot;&quot;;IF([.A440]&gt;[.B439];[.A440];[.B439]);&quot;&quot;)">
            <text:p/>
          </table:table-cell>
          <table:table-cell table:style-name="ce7" table:formula="of:=IF([.A440]=&quot;&quot;;[.B44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40]&lt;&gt;&quot;&quot;;IF([.A441]&gt;[.B440];[.A441];[.B440]);&quot;&quot;)">
            <text:p/>
          </table:table-cell>
          <table:table-cell table:style-name="ce7" table:formula="of:=IF([.A441]=&quot;&quot;;[.B44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41]&lt;&gt;&quot;&quot;;IF([.A442]&gt;[.B441];[.A442];[.B441]);&quot;&quot;)">
            <text:p/>
          </table:table-cell>
          <table:table-cell table:style-name="ce7" table:formula="of:=IF([.A442]=&quot;&quot;;[.B44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42]&lt;&gt;&quot;&quot;;IF([.A443]&gt;[.B442];[.A443];[.B442]);&quot;&quot;)">
            <text:p/>
          </table:table-cell>
          <table:table-cell table:style-name="ce7" table:formula="of:=IF([.A443]=&quot;&quot;;[.B44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43]&lt;&gt;&quot;&quot;;IF([.A444]&gt;[.B443];[.A444];[.B443]);&quot;&quot;)">
            <text:p/>
          </table:table-cell>
          <table:table-cell table:style-name="ce7" table:formula="of:=IF([.A444]=&quot;&quot;;[.B44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44]&lt;&gt;&quot;&quot;;IF([.A445]&gt;[.B444];[.A445];[.B444]);&quot;&quot;)">
            <text:p/>
          </table:table-cell>
          <table:table-cell table:style-name="ce7" table:formula="of:=IF([.A445]=&quot;&quot;;[.B44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45]&lt;&gt;&quot;&quot;;IF([.A446]&gt;[.B445];[.A446];[.B445]);&quot;&quot;)">
            <text:p/>
          </table:table-cell>
          <table:table-cell table:style-name="ce7" table:formula="of:=IF([.A446]=&quot;&quot;;[.B44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46]&lt;&gt;&quot;&quot;;IF([.A447]&gt;[.B446];[.A447];[.B446]);&quot;&quot;)">
            <text:p/>
          </table:table-cell>
          <table:table-cell table:style-name="ce7" table:formula="of:=IF([.A447]=&quot;&quot;;[.B44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47]&lt;&gt;&quot;&quot;;IF([.A448]&gt;[.B447];[.A448];[.B447]);&quot;&quot;)">
            <text:p/>
          </table:table-cell>
          <table:table-cell table:style-name="ce7" table:formula="of:=IF([.A448]=&quot;&quot;;[.B44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48]&lt;&gt;&quot;&quot;;IF([.A449]&gt;[.B448];[.A449];[.B448]);&quot;&quot;)">
            <text:p/>
          </table:table-cell>
          <table:table-cell table:style-name="ce7" table:formula="of:=IF([.A449]=&quot;&quot;;[.B44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49]&lt;&gt;&quot;&quot;;IF([.A450]&gt;[.B449];[.A450];[.B449]);&quot;&quot;)">
            <text:p/>
          </table:table-cell>
          <table:table-cell table:style-name="ce7" table:formula="of:=IF([.A450]=&quot;&quot;;[.B45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50]&lt;&gt;&quot;&quot;;IF([.A451]&gt;[.B450];[.A451];[.B450]);&quot;&quot;)">
            <text:p/>
          </table:table-cell>
          <table:table-cell table:style-name="ce7" table:formula="of:=IF([.A451]=&quot;&quot;;[.B45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51]&lt;&gt;&quot;&quot;;IF([.A452]&gt;[.B451];[.A452];[.B451]);&quot;&quot;)">
            <text:p/>
          </table:table-cell>
          <table:table-cell table:style-name="ce7" table:formula="of:=IF([.A452]=&quot;&quot;;[.B45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52]&lt;&gt;&quot;&quot;;IF([.A453]&gt;[.B452];[.A453];[.B452]);&quot;&quot;)">
            <text:p/>
          </table:table-cell>
          <table:table-cell table:style-name="ce7" table:formula="of:=IF([.A453]=&quot;&quot;;[.B45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53]&lt;&gt;&quot;&quot;;IF([.A454]&gt;[.B453];[.A454];[.B453]);&quot;&quot;)">
            <text:p/>
          </table:table-cell>
          <table:table-cell table:style-name="ce7" table:formula="of:=IF([.A454]=&quot;&quot;;[.B45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54]&lt;&gt;&quot;&quot;;IF([.A455]&gt;[.B454];[.A455];[.B454]);&quot;&quot;)">
            <text:p/>
          </table:table-cell>
          <table:table-cell table:style-name="ce7" table:formula="of:=IF([.A455]=&quot;&quot;;[.B45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55]&lt;&gt;&quot;&quot;;IF([.A456]&gt;[.B455];[.A456];[.B455]);&quot;&quot;)">
            <text:p/>
          </table:table-cell>
          <table:table-cell table:style-name="ce7" table:formula="of:=IF([.A456]=&quot;&quot;;[.B45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56]&lt;&gt;&quot;&quot;;IF([.A457]&gt;[.B456];[.A457];[.B456]);&quot;&quot;)">
            <text:p/>
          </table:table-cell>
          <table:table-cell table:style-name="ce7" table:formula="of:=IF([.A457]=&quot;&quot;;[.B45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57]&lt;&gt;&quot;&quot;;IF([.A458]&gt;[.B457];[.A458];[.B457]);&quot;&quot;)">
            <text:p/>
          </table:table-cell>
          <table:table-cell table:style-name="ce7" table:formula="of:=IF([.A458]=&quot;&quot;;[.B45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58]&lt;&gt;&quot;&quot;;IF([.A459]&gt;[.B458];[.A459];[.B458]);&quot;&quot;)">
            <text:p/>
          </table:table-cell>
          <table:table-cell table:style-name="ce7" table:formula="of:=IF([.A459]=&quot;&quot;;[.B45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59]&lt;&gt;&quot;&quot;;IF([.A460]&gt;[.B459];[.A460];[.B459]);&quot;&quot;)">
            <text:p/>
          </table:table-cell>
          <table:table-cell table:style-name="ce7" table:formula="of:=IF([.A460]=&quot;&quot;;[.B46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60]&lt;&gt;&quot;&quot;;IF([.A461]&gt;[.B460];[.A461];[.B460]);&quot;&quot;)">
            <text:p/>
          </table:table-cell>
          <table:table-cell table:style-name="ce7" table:formula="of:=IF([.A461]=&quot;&quot;;[.B46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61]&lt;&gt;&quot;&quot;;IF([.A462]&gt;[.B461];[.A462];[.B461]);&quot;&quot;)">
            <text:p/>
          </table:table-cell>
          <table:table-cell table:style-name="ce7" table:formula="of:=IF([.A462]=&quot;&quot;;[.B46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62]&lt;&gt;&quot;&quot;;IF([.A463]&gt;[.B462];[.A463];[.B462]);&quot;&quot;)">
            <text:p/>
          </table:table-cell>
          <table:table-cell table:style-name="ce7" table:formula="of:=IF([.A463]=&quot;&quot;;[.B46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63]&lt;&gt;&quot;&quot;;IF([.A464]&gt;[.B463];[.A464];[.B463]);&quot;&quot;)">
            <text:p/>
          </table:table-cell>
          <table:table-cell table:style-name="ce7" table:formula="of:=IF([.A464]=&quot;&quot;;[.B46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64]&lt;&gt;&quot;&quot;;IF([.A465]&gt;[.B464];[.A465];[.B464]);&quot;&quot;)">
            <text:p/>
          </table:table-cell>
          <table:table-cell table:style-name="ce7" table:formula="of:=IF([.A465]=&quot;&quot;;[.B46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65]&lt;&gt;&quot;&quot;;IF([.A466]&gt;[.B465];[.A466];[.B465]);&quot;&quot;)">
            <text:p/>
          </table:table-cell>
          <table:table-cell table:style-name="ce7" table:formula="of:=IF([.A466]=&quot;&quot;;[.B46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66]&lt;&gt;&quot;&quot;;IF([.A467]&gt;[.B466];[.A467];[.B466]);&quot;&quot;)">
            <text:p/>
          </table:table-cell>
          <table:table-cell table:style-name="ce7" table:formula="of:=IF([.A467]=&quot;&quot;;[.B46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67]&lt;&gt;&quot;&quot;;IF([.A468]&gt;[.B467];[.A468];[.B467]);&quot;&quot;)">
            <text:p/>
          </table:table-cell>
          <table:table-cell table:style-name="ce7" table:formula="of:=IF([.A468]=&quot;&quot;;[.B46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68]&lt;&gt;&quot;&quot;;IF([.A469]&gt;[.B468];[.A469];[.B468]);&quot;&quot;)">
            <text:p/>
          </table:table-cell>
          <table:table-cell table:style-name="ce7" table:formula="of:=IF([.A469]=&quot;&quot;;[.B46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69]&lt;&gt;&quot;&quot;;IF([.A470]&gt;[.B469];[.A470];[.B469]);&quot;&quot;)">
            <text:p/>
          </table:table-cell>
          <table:table-cell table:style-name="ce7" table:formula="of:=IF([.A470]=&quot;&quot;;[.B47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70]&lt;&gt;&quot;&quot;;IF([.A471]&gt;[.B470];[.A471];[.B470]);&quot;&quot;)">
            <text:p/>
          </table:table-cell>
          <table:table-cell table:style-name="ce7" table:formula="of:=IF([.A471]=&quot;&quot;;[.B47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71]&lt;&gt;&quot;&quot;;IF([.A472]&gt;[.B471];[.A472];[.B471]);&quot;&quot;)">
            <text:p/>
          </table:table-cell>
          <table:table-cell table:style-name="ce7" table:formula="of:=IF([.A472]=&quot;&quot;;[.B47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72]&lt;&gt;&quot;&quot;;IF([.A473]&gt;[.B472];[.A473];[.B472]);&quot;&quot;)">
            <text:p/>
          </table:table-cell>
          <table:table-cell table:style-name="ce7" table:formula="of:=IF([.A473]=&quot;&quot;;[.B47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73]&lt;&gt;&quot;&quot;;IF([.A474]&gt;[.B473];[.A474];[.B473]);&quot;&quot;)">
            <text:p/>
          </table:table-cell>
          <table:table-cell table:style-name="ce7" table:formula="of:=IF([.A474]=&quot;&quot;;[.B47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74]&lt;&gt;&quot;&quot;;IF([.A475]&gt;[.B474];[.A475];[.B474]);&quot;&quot;)">
            <text:p/>
          </table:table-cell>
          <table:table-cell table:style-name="ce7" table:formula="of:=IF([.A475]=&quot;&quot;;[.B47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75]&lt;&gt;&quot;&quot;;IF([.A476]&gt;[.B475];[.A476];[.B475]);&quot;&quot;)">
            <text:p/>
          </table:table-cell>
          <table:table-cell table:style-name="ce7" table:formula="of:=IF([.A476]=&quot;&quot;;[.B47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76]&lt;&gt;&quot;&quot;;IF([.A477]&gt;[.B476];[.A477];[.B476]);&quot;&quot;)">
            <text:p/>
          </table:table-cell>
          <table:table-cell table:style-name="ce7" table:formula="of:=IF([.A477]=&quot;&quot;;[.B47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77]&lt;&gt;&quot;&quot;;IF([.A478]&gt;[.B477];[.A478];[.B477]);&quot;&quot;)">
            <text:p/>
          </table:table-cell>
          <table:table-cell table:style-name="ce7" table:formula="of:=IF([.A478]=&quot;&quot;;[.B47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78]&lt;&gt;&quot;&quot;;IF([.A479]&gt;[.B478];[.A479];[.B478]);&quot;&quot;)">
            <text:p/>
          </table:table-cell>
          <table:table-cell table:style-name="ce7" table:formula="of:=IF([.A479]=&quot;&quot;;[.B47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79]&lt;&gt;&quot;&quot;;IF([.A480]&gt;[.B479];[.A480];[.B479]);&quot;&quot;)">
            <text:p/>
          </table:table-cell>
          <table:table-cell table:style-name="ce7" table:formula="of:=IF([.A480]=&quot;&quot;;[.B48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80]&lt;&gt;&quot;&quot;;IF([.A481]&gt;[.B480];[.A481];[.B480]);&quot;&quot;)">
            <text:p/>
          </table:table-cell>
          <table:table-cell table:style-name="ce7" table:formula="of:=IF([.A481]=&quot;&quot;;[.B48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81]&lt;&gt;&quot;&quot;;IF([.A482]&gt;[.B481];[.A482];[.B481]);&quot;&quot;)">
            <text:p/>
          </table:table-cell>
          <table:table-cell table:style-name="ce7" table:formula="of:=IF([.A482]=&quot;&quot;;[.B48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82]&lt;&gt;&quot;&quot;;IF([.A483]&gt;[.B482];[.A483];[.B482]);&quot;&quot;)">
            <text:p/>
          </table:table-cell>
          <table:table-cell table:style-name="ce7" table:formula="of:=IF([.A483]=&quot;&quot;;[.B48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83]&lt;&gt;&quot;&quot;;IF([.A484]&gt;[.B483];[.A484];[.B483]);&quot;&quot;)">
            <text:p/>
          </table:table-cell>
          <table:table-cell table:style-name="ce7" table:formula="of:=IF([.A484]=&quot;&quot;;[.B48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84]&lt;&gt;&quot;&quot;;IF([.A485]&gt;[.B484];[.A485];[.B484]);&quot;&quot;)">
            <text:p/>
          </table:table-cell>
          <table:table-cell table:style-name="ce7" table:formula="of:=IF([.A485]=&quot;&quot;;[.B48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85]&lt;&gt;&quot;&quot;;IF([.A486]&gt;[.B485];[.A486];[.B485]);&quot;&quot;)">
            <text:p/>
          </table:table-cell>
          <table:table-cell table:style-name="ce7" table:formula="of:=IF([.A486]=&quot;&quot;;[.B48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86]&lt;&gt;&quot;&quot;;IF([.A487]&gt;[.B486];[.A487];[.B486]);&quot;&quot;)">
            <text:p/>
          </table:table-cell>
          <table:table-cell table:style-name="ce7" table:formula="of:=IF([.A487]=&quot;&quot;;[.B48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87]&lt;&gt;&quot;&quot;;IF([.A488]&gt;[.B487];[.A488];[.B487]);&quot;&quot;)">
            <text:p/>
          </table:table-cell>
          <table:table-cell table:style-name="ce7" table:formula="of:=IF([.A488]=&quot;&quot;;[.B48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88]&lt;&gt;&quot;&quot;;IF([.A489]&gt;[.B488];[.A489];[.B488]);&quot;&quot;)">
            <text:p/>
          </table:table-cell>
          <table:table-cell table:style-name="ce7" table:formula="of:=IF([.A489]=&quot;&quot;;[.B48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89]&lt;&gt;&quot;&quot;;IF([.A490]&gt;[.B489];[.A490];[.B489]);&quot;&quot;)">
            <text:p/>
          </table:table-cell>
          <table:table-cell table:style-name="ce7" table:formula="of:=IF([.A490]=&quot;&quot;;[.B490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90]&lt;&gt;&quot;&quot;;IF([.A491]&gt;[.B490];[.A491];[.B490]);&quot;&quot;)">
            <text:p/>
          </table:table-cell>
          <table:table-cell table:style-name="ce7" table:formula="of:=IF([.A491]=&quot;&quot;;[.B491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91]&lt;&gt;&quot;&quot;;IF([.A492]&gt;[.B491];[.A492];[.B491]);&quot;&quot;)">
            <text:p/>
          </table:table-cell>
          <table:table-cell table:style-name="ce7" table:formula="of:=IF([.A492]=&quot;&quot;;[.B492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92]&lt;&gt;&quot;&quot;;IF([.A493]&gt;[.B492];[.A493];[.B492]);&quot;&quot;)">
            <text:p/>
          </table:table-cell>
          <table:table-cell table:style-name="ce7" table:formula="of:=IF([.A493]=&quot;&quot;;[.B493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93]&lt;&gt;&quot;&quot;;IF([.A494]&gt;[.B493];[.A494];[.B493]);&quot;&quot;)">
            <text:p/>
          </table:table-cell>
          <table:table-cell table:style-name="ce7" table:formula="of:=IF([.A494]=&quot;&quot;;[.B494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94]&lt;&gt;&quot;&quot;;IF([.A495]&gt;[.B494];[.A495];[.B494]);&quot;&quot;)">
            <text:p/>
          </table:table-cell>
          <table:table-cell table:style-name="ce7" table:formula="of:=IF([.A495]=&quot;&quot;;[.B495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95]&lt;&gt;&quot;&quot;;IF([.A496]&gt;[.B495];[.A496];[.B495]);&quot;&quot;)">
            <text:p/>
          </table:table-cell>
          <table:table-cell table:style-name="ce7" table:formula="of:=IF([.A496]=&quot;&quot;;[.B496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96]&lt;&gt;&quot;&quot;;IF([.A497]&gt;[.B496];[.A497];[.B496]);&quot;&quot;)">
            <text:p/>
          </table:table-cell>
          <table:table-cell table:style-name="ce7" table:formula="of:=IF([.A497]=&quot;&quot;;[.B497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97]&lt;&gt;&quot;&quot;;IF([.A498]&gt;[.B497];[.A498];[.B497]);&quot;&quot;)">
            <text:p/>
          </table:table-cell>
          <table:table-cell table:style-name="ce7" table:formula="of:=IF([.A498]=&quot;&quot;;[.B498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98]&lt;&gt;&quot;&quot;;IF([.A499]&gt;[.B498];[.A499];[.B498]);&quot;&quot;)">
            <text:p/>
          </table:table-cell>
          <table:table-cell table:style-name="ce7" table:formula="of:=IF([.A499]=&quot;&quot;;[.B499];&quot;&quot;)">
            <text:p/>
          </table:table-cell>
          <table:table-cell table:number-columns-repeated="1021"/>
        </table:table-row>
        <table:table-row table:style-name="ro5">
          <table:table-cell table:style-name="ce3"/>
          <table:table-cell table:formula="of:=IF([.A499]&lt;&gt;&quot;&quot;;IF([.A500]&gt;[.B499];[.A500];[.B499]);&quot;&quot;)">
            <text:p/>
          </table:table-cell>
          <table:table-cell table:style-name="ce7" table:formula="of:=IF([.A500]=&quot;&quot;;[.B500];&quot;&quot;)">
            <text:p/>
          </table:table-cell>
          <table:table-cell table:number-columns-repeated="1021"/>
        </table:table-row>
        <table:table-row table:style-name="ro5" table:number-rows-repeated="6503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number:min-integer-digits="1" number:grouping="true"/>
      <number:text> </number:text>
    </number:number-style>
    <number:number-style style:name="N156P1" style:volatile="true">
      <number:text>-€</number:text>
      <number:number number:decimal-places="2" number:min-integer-digits="1" number:grouping="true"/>
      <number:text> </number:text>
    </number:number-style>
    <number:number-style style:name="N156P2" style:volatile="true">
      <number:text> €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7:08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5:46:56</meta:creation-date>
    <dc:creator>GZ GZ</dc:creator>
    <dc:date>2010-10-31T17:08:25.13</dc:date>
    <meta:generator>OpenOffice.org/3.2$Win32 OpenOffice.org_project/320m18$Build-9502</meta:generator>
    <meta:editing-duration>PT00H01M13S</meta:editing-duration>
    <meta:editing-cycles>1</meta:editing-cycles>
    <meta:document-statistic meta:table-count="1" meta:cell-count="1500" meta:object-count="0"/>
  </office:meta>
</office:document-meta>
</file>